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e0b4" style:rotation-align="non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ffd966" style:rotation-align="none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account_id</text:p>
          </table:table-cell>
          <table:table-cell table:style-name="Default" office:value-type="string" calcext:value-type="string">
            <text:p>Desription</text:p>
          </table:table-cell>
          <table:table-cell table:style-name="Default"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/>
          <table:table-cell office:value-type="string" calcext:value-type="string">
            <text:p>110505</text:p>
          </table:table-cell>
          <table:table-cell office:value-type="string" calcext:value-type="string">
            <text:p>Caja General</text:p>
          </table:table-cell>
          <table:table-cell office:value-type="float" office:value="41116" calcext:value-type="float">
            <text:p>4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10505</text:p>
          </table:table-cell>
          <table:table-cell office:value-type="string" calcext:value-type="string">
            <text:p>Caja Menor Mantenimi</text:p>
          </table:table-cell>
          <table:table-cell office:value-type="float" office:value="6408" calcext:value-type="float">
            <text:p>6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10510</text:p>
          </table:table-cell>
          <table:table-cell office:value-type="string" calcext:value-type="string">
            <text:p>Caja Menor Mantenimi</text:p>
          </table:table-cell>
          <table:table-cell office:value-type="float" office:value="493592" calcext:value-type="float">
            <text:p>493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10510</text:p>
          </table:table-cell>
          <table:table-cell office:value-type="string" calcext:value-type="string">
            <text:p>Caja Menor</text:p>
          </table:table-cell>
          <table:table-cell office:value-type="float" office:value="122400.32" calcext:value-type="float">
            <text:p>12240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11005</text:p>
          </table:table-cell>
          <table:table-cell office:value-type="string" calcext:value-type="string">
            <text:p>Bancolombia Cta 8361</text:p>
          </table:table-cell>
          <table:table-cell office:value-type="float" office:value="0" calcext:value-type="float">
            <text:p>0</text:p>
          </table:table-cell>
          <table:table-cell office:value-type="float" office:value="10659379.69" calcext:value-type="float">
            <text:p>10659379.69</text:p>
          </table:table-cell>
        </table:table-row>
        <table:table-row table:style-name="ro1">
          <table:table-cell/>
          <table:table-cell office:value-type="string" calcext:value-type="string">
            <text:p>111005</text:p>
          </table:table-cell>
          <table:table-cell office:value-type="string" calcext:value-type="string">
            <text:p>Banco De Occidente C</text:p>
          </table:table-cell>
          <table:table-cell office:value-type="float" office:value="30370380.89" calcext:value-type="float">
            <text:p>3037038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11005</text:p>
          </table:table-cell>
          <table:table-cell office:value-type="string" calcext:value-type="string">
            <text:p>Banco De Bogota 3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12005</text:p>
          </table:table-cell>
          <table:table-cell office:value-type="string" calcext:value-type="string">
            <text:p>Bancolombia Cta 8361</text:p>
          </table:table-cell>
          <table:table-cell office:value-type="float" office:value="4636429.52" calcext:value-type="float">
            <text:p>463642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0505</text:p>
          </table:table-cell>
          <table:table-cell office:value-type="string" calcext:value-type="string">
            <text:p>Clientes</text:p>
          </table:table-cell>
          <table:table-cell office:value-type="float" office:value="680635601.89" calcext:value-type="float">
            <text:p>68063560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80505</text:p>
          </table:table-cell>
          <table:table-cell office:value-type="string" calcext:value-type="string">
            <text:p>Anticipo De Clientes</text:p>
          </table:table-cell>
          <table:table-cell office:value-type="float" office:value="0" calcext:value-type="float">
            <text:p>0</text:p>
          </table:table-cell>
          <table:table-cell office:value-type="float" office:value="13156526" calcext:value-type="float">
            <text:p>13156526</text:p>
          </table:table-cell>
        </table:table-row>
        <table:table-row table:style-name="ro1">
          <table:table-cell/>
          <table:table-cell office:value-type="string" calcext:value-type="string">
            <text:p>131020</text:p>
          </table:table-cell>
          <table:table-cell office:value-type="string" calcext:value-type="string">
            <text:p>Particulares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3005</text:p>
          </table:table-cell>
          <table:table-cell office:value-type="string" calcext:value-type="string">
            <text:p>Anticipo Acreedores</text:p>
          </table:table-cell>
          <table:table-cell office:value-type="float" office:value="270000" calcext:value-type="float">
            <text:p>27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3015</text:p>
          </table:table-cell>
          <table:table-cell office:value-type="string" calcext:value-type="string">
            <text:p>A Trabajadores</text:p>
          </table:table-cell>
          <table:table-cell office:value-type="float" office:value="607427.28" calcext:value-type="float">
            <text:p>60742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5510</text:p>
          </table:table-cell>
          <table:table-cell office:value-type="string" calcext:value-type="string">
            <text:p>Anticipo Impuesto De</text:p>
          </table:table-cell>
          <table:table-cell office:value-type="float" office:value="861795" calcext:value-type="float">
            <text:p>86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5515</text:p>
          </table:table-cell>
          <table:table-cell office:value-type="string" calcext:value-type="string">
            <text:p>Retencion Por Ventas</text:p>
          </table:table-cell>
          <table:table-cell office:value-type="float" office:value="205229126.18" calcext:value-type="float">
            <text:p>20522912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5515</text:p>
          </table:table-cell>
          <table:table-cell office:value-type="string" calcext:value-type="string">
            <text:p>Retencion Por Servic</text:p>
          </table:table-cell>
          <table:table-cell office:value-type="float" office:value="354338" calcext:value-type="float">
            <text:p>354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5516</text:p>
          </table:table-cell>
          <table:table-cell office:value-type="string" calcext:value-type="string">
            <text:p>Autoretencion Cree</text:p>
          </table:table-cell>
          <table:table-cell office:value-type="float" office:value="12817.1" calcext:value-type="float">
            <text:p>1281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5517</text:p>
          </table:table-cell>
          <table:table-cell office:value-type="string" calcext:value-type="string">
            <text:p>Iva Retenido Por Ven</text:p>
          </table:table-cell>
          <table:table-cell office:value-type="float" office:value="13638375.23" calcext:value-type="float">
            <text:p>1363837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135517</text:p>
          </table:table-cell>
          <table:table-cell office:value-type="string" calcext:value-type="string">
            <text:p>Iva Retenido Por Ser</text:p>
          </table:table-cell>
          <table:table-cell office:value-type="float" office:value="1264368" calcext:value-type="float">
            <text:p>1264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5518</text:p>
          </table:table-cell>
          <table:table-cell office:value-type="string" calcext:value-type="string">
            <text:p>Industria Y Comercio</text:p>
          </table:table-cell>
          <table:table-cell office:value-type="float" office:value="6150903.37" calcext:value-type="float">
            <text:p>615090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135519</text:p>
          </table:table-cell>
          <table:table-cell office:value-type="string" calcext:value-type="string">
            <text:p>Autoretencion De Ren</text:p>
          </table:table-cell>
          <table:table-cell office:value-type="float" office:value="38629000.28" calcext:value-type="float">
            <text:p>3862900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5520</text:p>
          </table:table-cell>
          <table:table-cell office:value-type="string" calcext:value-type="string">
            <text:p>Saldo A Favor En Ren</text:p>
          </table:table-cell>
          <table:table-cell office:value-type="float" office:value="210917999.9" calcext:value-type="float">
            <text:p>21091799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136595</text:p>
          </table:table-cell>
          <table:table-cell office:value-type="string" calcext:value-type="string">
            <text:p>Otros Prestamos Empl</text:p>
          </table:table-cell>
          <table:table-cell office:value-type="float" office:value="49680" calcext:value-type="float">
            <text:p>49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8020</text:p>
          </table:table-cell>
          <table:table-cell office:value-type="string" calcext:value-type="string">
            <text:p>Otros</text:p>
          </table:table-cell>
          <table:table-cell office:value-type="float" office:value="26398218" calcext:value-type="float">
            <text:p>26398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8095</text:p>
          </table:table-cell>
          <table:table-cell office:value-type="string" calcext:value-type="string">
            <text:p>Incapacidades Por Co</text:p>
          </table:table-cell>
          <table:table-cell office:value-type="float" office:value="17363314" calcext:value-type="float">
            <text:p>1736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38095</text:p>
          </table:table-cell>
          <table:table-cell office:value-type="string" calcext:value-type="string">
            <text:p>Diversos</text:p>
          </table:table-cell>
          <table:table-cell office:value-type="float" office:value="0" calcext:value-type="float">
            <text:p>0</text:p>
          </table:table-cell>
          <table:table-cell office:value-type="float" office:value="126568" calcext:value-type="float">
            <text:p>126568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Pvc Blanco</text:p>
          </table:table-cell>
          <table:table-cell office:value-type="float" office:value="12610738.25" calcext:value-type="float">
            <text:p>1261073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140505</text:p>
          </table:table-cell>
          <table:table-cell office:value-type="string" calcext:value-type="string">
            <text:p>Pvc Cristal</text:p>
          </table:table-cell>
          <table:table-cell office:value-type="float" office:value="110258939.26" calcext:value-type="float">
            <text:p>11025893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Solventes</text:p>
          </table:table-cell>
          <table:table-cell office:value-type="float" office:value="5126671.14" calcext:value-type="float">
            <text:p>512667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Tintas Y Colorantes</text:p>
          </table:table-cell>
          <table:table-cell office:value-type="float" office:value="5284619.42" calcext:value-type="float">
            <text:p>528461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Otros Materiales</text:p>
          </table:table-cell>
          <table:table-cell office:value-type="float" office:value="604204.43" calcext:value-type="float">
            <text:p>60420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Inventario Materia P</text:p>
          </table:table-cell>
          <table:table-cell office:value-type="float" office:value="0" calcext:value-type="float">
            <text:p>0</text:p>
          </table:table-cell>
          <table:table-cell office:value-type="float" office:value="100442590.47" calcext:value-type="float">
            <text:p>100442590.47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Polipropileno</text:p>
          </table:table-cell>
          <table:table-cell office:value-type="float" office:value="5188150.75" calcext:value-type="float">
            <text:p>518815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Bolsas Para Empaque</text:p>
          </table:table-cell>
          <table:table-cell office:value-type="float" office:value="0" calcext:value-type="float">
            <text:p>0</text:p>
          </table:table-cell>
          <table:table-cell office:value-type="float" office:value="410435.59" calcext:value-type="float">
            <text:p>410435.59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Cajas Para Empaque</text:p>
          </table:table-cell>
          <table:table-cell office:value-type="float" office:value="4944313.15" calcext:value-type="float">
            <text:p>494431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Lamina De Pvc Import</text:p>
          </table:table-cell>
          <table:table-cell office:value-type="float" office:value="27239592.45" calcext:value-type="float">
            <text:p>2723959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Lamina De Pet Import</text:p>
          </table:table-cell>
          <table:table-cell office:value-type="float" office:value="67584281.9" calcext:value-type="float">
            <text:p>6758428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Tintas E.T.</text:p>
          </table:table-cell>
          <table:table-cell office:value-type="float" office:value="88823150.67" calcext:value-type="float">
            <text:p>8882315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Poliester E.T.</text:p>
          </table:table-cell>
          <table:table-cell office:value-type="float" office:value="8719166.68" calcext:value-type="float">
            <text:p>871916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Polipropileno Blanco</text:p>
          </table:table-cell>
          <table:table-cell office:value-type="float" office:value="9912757.09" calcext:value-type="float">
            <text:p>991275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0505</text:p>
          </table:table-cell>
          <table:table-cell office:value-type="string" calcext:value-type="string">
            <text:p>Deterioro De Inventa</text:p>
          </table:table-cell>
          <table:table-cell office:value-type="float" office:value="0" calcext:value-type="float">
            <text:p>0</text:p>
          </table:table-cell>
          <table:table-cell office:value-type="float" office:value="2944064" calcext:value-type="float">
            <text:p>2944064</text:p>
          </table:table-cell>
        </table:table-row>
        <table:table-row table:style-name="ro1">
          <table:table-cell/>
          <table:table-cell office:value-type="string" calcext:value-type="string">
            <text:p>141005</text:p>
          </table:table-cell>
          <table:table-cell office:value-type="string" calcext:value-type="string">
            <text:p>Productos En Proceso</text:p>
          </table:table-cell>
          <table:table-cell office:value-type="float" office:value="75758829.21" calcext:value-type="float">
            <text:p>7575882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1005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195847.1" calcext:value-type="float">
            <text:p>195847.1</text:p>
          </table:table-cell>
        </table:table-row>
        <table:table-row table:style-name="ro1">
          <table:table-cell table:style-name="ce1"/>
          <table:table-cell office:value-type="string" calcext:value-type="string">
            <text:p>141005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5271564.22" calcext:value-type="float">
            <text:p>5271564.22</text:p>
          </table:table-cell>
        </table:table-row>
        <table:table-row table:style-name="ro1">
          <table:table-cell table:style-name="ce2"/>
          <table:table-cell office:value-type="string" calcext:value-type="string">
            <text:p>141020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107242072.94" calcext:value-type="float">
            <text:p>107242072.94</text:p>
          </table:table-cell>
        </table:table-row>
        <table:table-row table:style-name="ro1">
          <table:table-cell/>
          <table:table-cell office:value-type="string" calcext:value-type="string">
            <text:p>141020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319876452.54" calcext:value-type="float">
            <text:p>319876452.54</text:p>
          </table:table-cell>
        </table:table-row>
        <table:table-row table:style-name="ro1">
          <table:table-cell/>
          <table:table-cell office:value-type="string" calcext:value-type="string">
            <text:p>141020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274268582.82" calcext:value-type="float">
            <text:p>274268582.82</text:p>
          </table:table-cell>
        </table:table-row>
        <table:table-row table:style-name="ro1">
          <table:table-cell/>
          <table:table-cell office:value-type="string" calcext:value-type="string">
            <text:p>141020</text:p>
          </table:table-cell>
          <table:table-cell office:value-type="string" calcext:value-type="string">
            <text:p>Productos En Proceso</text:p>
          </table:table-cell>
          <table:table-cell office:value-type="float" office:value="0" calcext:value-type="float">
            <text:p>0</text:p>
          </table:table-cell>
          <table:table-cell office:value-type="float" office:value="1727400" calcext:value-type="float">
            <text:p>1727400</text:p>
          </table:table-cell>
        </table:table-row>
        <table:table-row table:style-name="ro1">
          <table:table-cell/>
          <table:table-cell office:value-type="string" calcext:value-type="string">
            <text:p>143005</text:p>
          </table:table-cell>
          <table:table-cell office:value-type="string" calcext:value-type="string">
            <text:p>Material Bandas Term</text:p>
          </table:table-cell>
          <table:table-cell office:value-type="float" office:value="82967458.14" calcext:value-type="float">
            <text:p>829674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143005</text:p>
          </table:table-cell>
          <table:table-cell office:value-type="string" calcext:value-type="string">
            <text:p>Producto Terminado</text:p>
          </table:table-cell>
          <table:table-cell office:value-type="float" office:value="624829613.95" calcext:value-type="float">
            <text:p>62482961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3005</text:p>
          </table:table-cell>
          <table:table-cell office:value-type="string" calcext:value-type="string">
            <text:p>Material Termoencogi</text:p>
          </table:table-cell>
          <table:table-cell office:value-type="float" office:value="0" calcext:value-type="float">
            <text:p>0</text:p>
          </table:table-cell>
          <table:table-cell office:value-type="float" office:value="1232961.67" calcext:value-type="float">
            <text:p>1232961.67</text:p>
          </table:table-cell>
        </table:table-row>
        <table:table-row table:style-name="ro1">
          <table:table-cell/>
          <table:table-cell office:value-type="string" calcext:value-type="string">
            <text:p>143005</text:p>
          </table:table-cell>
          <table:table-cell office:value-type="string" calcext:value-type="string">
            <text:p>Material Funda Termo</text:p>
          </table:table-cell>
          <table:table-cell office:value-type="float" office:value="237264968.22" calcext:value-type="float">
            <text:p>23726496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3005</text:p>
          </table:table-cell>
          <table:table-cell office:value-type="string" calcext:value-type="string">
            <text:p>Material Etiqueta Au</text:p>
          </table:table-cell>
          <table:table-cell office:value-type="float" office:value="12484982.9" calcext:value-type="float">
            <text:p>1248498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143005</text:p>
          </table:table-cell>
          <table:table-cell office:value-type="string" calcext:value-type="string">
            <text:p>Material Etiq. Autoa</text:p>
          </table:table-cell>
          <table:table-cell office:value-type="float" office:value="791895" calcext:value-type="float">
            <text:p>7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3505</text:p>
          </table:table-cell>
          <table:table-cell office:value-type="string" calcext:value-type="string">
            <text:p>Mercancias De Tercer</text:p>
          </table:table-cell>
          <table:table-cell office:value-type="float" office:value="19132230.45" calcext:value-type="float">
            <text:p>1913223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3505</text:p>
          </table:table-cell>
          <table:table-cell office:value-type="string" calcext:value-type="string">
            <text:p>Mercancias De Tercer</text:p>
          </table:table-cell>
          <table:table-cell office:value-type="float" office:value="13358369.55" calcext:value-type="float">
            <text:p>1335836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5505</text:p>
          </table:table-cell>
          <table:table-cell office:value-type="string" calcext:value-type="string">
            <text:p>Suministros De Ferre</text:p>
          </table:table-cell>
          <table:table-cell office:value-type="float" office:value="2845828" calcext:value-type="float">
            <text:p>2845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6005</text:p>
          </table:table-cell>
          <table:table-cell office:value-type="string" calcext:value-type="string">
            <text:p>Cajas</text:p>
          </table:table-cell>
          <table:table-cell office:value-type="float" office:value="3496948.12" calcext:value-type="float">
            <text:p>349694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6005</text:p>
          </table:table-cell>
          <table:table-cell office:value-type="string" calcext:value-type="string">
            <text:p>Separadores</text:p>
          </table:table-cell>
          <table:table-cell office:value-type="float" office:value="3731648.22" calcext:value-type="float">
            <text:p>373164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6005</text:p>
          </table:table-cell>
          <table:table-cell office:value-type="string" calcext:value-type="string">
            <text:p>Bolsas</text:p>
          </table:table-cell>
          <table:table-cell office:value-type="float" office:value="865852.23" calcext:value-type="float">
            <text:p>86585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146005</text:p>
          </table:table-cell>
          <table:table-cell office:value-type="string" calcext:value-type="string">
            <text:p>Cintas</text:p>
          </table:table-cell>
          <table:table-cell office:value-type="float" office:value="737309.08" calcext:value-type="float">
            <text:p>73730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6005</text:p>
          </table:table-cell>
          <table:table-cell office:value-type="string" calcext:value-type="string">
            <text:p>Pegantes Y Rollos St</text:p>
          </table:table-cell>
          <table:table-cell office:value-type="float" office:value="488285.66" calcext:value-type="float">
            <text:p>48828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46005</text:p>
          </table:table-cell>
          <table:table-cell office:value-type="string" calcext:value-type="string">
            <text:p>Invto De Envases Y E</text:p>
          </table:table-cell>
          <table:table-cell office:value-type="float" office:value="0" calcext:value-type="float">
            <text:p>0</text:p>
          </table:table-cell>
          <table:table-cell office:value-type="float" office:value="6735723.31" calcext:value-type="float">
            <text:p>6735723.31</text:p>
          </table:table-cell>
        </table:table-row>
        <table:table-row table:style-name="ro1">
          <table:table-cell/>
          <table:table-cell office:value-type="string" calcext:value-type="string">
            <text:p>150410</text:p>
          </table:table-cell>
          <table:table-cell office:value-type="string" calcext:value-type="string">
            <text:p>Lote 1.294 Mts2 Call</text:p>
          </table:table-cell>
          <table:table-cell office:value-type="float" office:value="77640000" calcext:value-type="float">
            <text:p>776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0410</text:p>
          </table:table-cell>
          <table:table-cell office:value-type="string" calcext:value-type="string">
            <text:p>Lotes</text:p>
          </table:table-cell>
          <table:table-cell office:value-type="float" office:value="0" calcext:value-type="float">
            <text:p>0</text:p>
          </table:table-cell>
          <table:table-cell office:value-type="float" office:value="77640000" calcext:value-type="float">
            <text:p>77640000</text:p>
          </table:table-cell>
        </table:table-row>
        <table:table-row table:style-name="ro1">
          <table:table-cell/>
          <table:table-cell office:value-type="string" calcext:value-type="string">
            <text:p>151610</text:p>
          </table:table-cell>
          <table:table-cell office:value-type="string" calcext:value-type="string">
            <text:p>Oficina Interior Y E</text:p>
          </table:table-cell>
          <table:table-cell office:value-type="float" office:value="0" calcext:value-type="float">
            <text:p>0</text:p>
          </table:table-cell>
          <table:table-cell office:value-type="float" office:value="77640000" calcext:value-type="float">
            <text:p>77640000</text:p>
          </table:table-cell>
        </table:table-row>
        <table:table-row table:style-name="ro1">
          <table:table-cell/>
          <table:table-cell office:value-type="string" calcext:value-type="string">
            <text:p>151610</text:p>
          </table:table-cell>
          <table:table-cell office:value-type="string" calcext:value-type="string">
            <text:p>Oficina Exterior</text:p>
          </table:table-cell>
          <table:table-cell office:value-type="float" office:value="77640000" calcext:value-type="float">
            <text:p>776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005</text:p>
          </table:table-cell>
          <table:table-cell office:value-type="string" calcext:value-type="string">
            <text:p>Maquinaria Y Equipo</text:p>
          </table:table-cell>
          <table:table-cell office:value-type="float" office:value="1081860525" calcext:value-type="float">
            <text:p>108186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005</text:p>
          </table:table-cell>
          <table:table-cell office:value-type="string" calcext:value-type="string">
            <text:p>Maquinaria Y Equipo</text:p>
          </table:table-cell>
          <table:table-cell office:value-type="float" office:value="3939505659" calcext:value-type="float">
            <text:p>3939505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005</text:p>
          </table:table-cell>
          <table:table-cell office:value-type="string" calcext:value-type="string">
            <text:p>Repuestos Nilpeter</text:p>
          </table:table-cell>
          <table:table-cell office:value-type="float" office:value="6414017" calcext:value-type="float">
            <text:p>6414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099</text:p>
          </table:table-cell>
          <table:table-cell office:value-type="string" calcext:value-type="string">
            <text:p>A X I Maquinaria Y E</text:p>
          </table:table-cell>
          <table:table-cell office:value-type="float" office:value="47895806" calcext:value-type="float">
            <text:p>4789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099</text:p>
          </table:table-cell>
          <table:table-cell office:value-type="string" calcext:value-type="string">
            <text:p>Axi Maquinaria Y Equ</text:p>
          </table:table-cell>
          <table:table-cell office:value-type="float" office:value="0" calcext:value-type="float">
            <text:p>0</text:p>
          </table:table-cell>
          <table:table-cell office:value-type="float" office:value="47895806" calcext:value-type="float">
            <text:p>47895806</text:p>
          </table:table-cell>
        </table:table-row>
        <table:table-row table:style-name="ro1">
          <table:table-cell/>
          <table:table-cell office:value-type="string" calcext:value-type="string">
            <text:p>152099</text:p>
          </table:table-cell>
          <table:table-cell office:value-type="string" calcext:value-type="string">
            <text:p>Deterioro Por Adopci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05</text:p>
          </table:table-cell>
          <table:table-cell office:value-type="string" calcext:value-type="string">
            <text:p>Muebles Y Enseres</text:p>
          </table:table-cell>
          <table:table-cell office:value-type="float" office:value="8398023" calcext:value-type="float">
            <text:p>839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05</text:p>
          </table:table-cell>
          <table:table-cell office:value-type="string" calcext:value-type="string">
            <text:p>Muebles Y Enseres</text:p>
          </table:table-cell>
          <table:table-cell office:value-type="float" office:value="1945316" calcext:value-type="float">
            <text:p>1945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10</text:p>
          </table:table-cell>
          <table:table-cell office:value-type="string" calcext:value-type="string">
            <text:p>Equipo De Oficina</text:p>
          </table:table-cell>
          <table:table-cell office:value-type="float" office:value="5845189" calcext:value-type="float">
            <text:p>5845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10</text:p>
          </table:table-cell>
          <table:table-cell office:value-type="string" calcext:value-type="string">
            <text:p>Equipo De Oficina</text:p>
          </table:table-cell>
          <table:table-cell office:value-type="float" office:value="3399496" calcext:value-type="float">
            <text:p>3399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10</text:p>
          </table:table-cell>
          <table:table-cell office:value-type="string" calcext:value-type="string">
            <text:p>Equipo De Oficina</text:p>
          </table:table-cell>
          <table:table-cell office:value-type="float" office:value="34033775" calcext:value-type="float">
            <text:p>34033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95</text:p>
          </table:table-cell>
          <table:table-cell office:value-type="string" calcext:value-type="string">
            <text:p>Otros</text:p>
          </table:table-cell>
          <table:table-cell office:value-type="float" office:value="28335" calcext:value-type="float">
            <text:p>28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95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office:value-type="float" office:value="28335" calcext:value-type="float">
            <text:p>28335</text:p>
          </table:table-cell>
        </table:table-row>
        <table:table-row table:style-name="ro1">
          <table:table-cell/>
          <table:table-cell office:value-type="string" calcext:value-type="string">
            <text:p>152499</text:p>
          </table:table-cell>
          <table:table-cell office:value-type="string" calcext:value-type="string">
            <text:p>A X I Muebles Y Ense</text:p>
          </table:table-cell>
          <table:table-cell office:value-type="float" office:value="1238183" calcext:value-type="float">
            <text:p>123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99</text:p>
          </table:table-cell>
          <table:table-cell office:value-type="string" calcext:value-type="string">
            <text:p>A X I Equipo De Ofic</text:p>
          </table:table-cell>
          <table:table-cell office:value-type="float" office:value="702018" calcext:value-type="float">
            <text:p>70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99</text:p>
          </table:table-cell>
          <table:table-cell office:value-type="string" calcext:value-type="string">
            <text:p>A X I Otros</text:p>
          </table:table-cell>
          <table:table-cell office:value-type="float" office:value="4956" calcext:value-type="float">
            <text:p>4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499</text:p>
          </table:table-cell>
          <table:table-cell office:value-type="string" calcext:value-type="string">
            <text:p>Axi Activos Fijos</text:p>
          </table:table-cell>
          <table:table-cell office:value-type="float" office:value="0" calcext:value-type="float">
            <text:p>0</text:p>
          </table:table-cell>
          <table:table-cell office:value-type="float" office:value="1945157" calcext:value-type="float">
            <text:p>1945157</text:p>
          </table:table-cell>
        </table:table-row>
        <table:table-row table:style-name="ro1">
          <table:table-cell/>
          <table:table-cell office:value-type="string" calcext:value-type="string">
            <text:p>152805</text:p>
          </table:table-cell>
          <table:table-cell office:value-type="string" calcext:value-type="string">
            <text:p>Equipo De Procesamie</text:p>
          </table:table-cell>
          <table:table-cell office:value-type="float" office:value="16075258" calcext:value-type="float">
            <text:p>1607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805</text:p>
          </table:table-cell>
          <table:table-cell office:value-type="string" calcext:value-type="string">
            <text:p>Equipo De Procesamie</text:p>
          </table:table-cell>
          <table:table-cell office:value-type="float" office:value="21167377" calcext:value-type="float">
            <text:p>2116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810</text:p>
          </table:table-cell>
          <table:table-cell office:value-type="string" calcext:value-type="string">
            <text:p>Equipo De Telecomuni</text:p>
          </table:table-cell>
          <table:table-cell office:value-type="float" office:value="2331600" calcext:value-type="float">
            <text:p>233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810</text:p>
          </table:table-cell>
          <table:table-cell office:value-type="string" calcext:value-type="string">
            <text:p>Equipo De Telecomuni</text:p>
          </table:table-cell>
          <table:table-cell office:value-type="float" office:value="5318440" calcext:value-type="float">
            <text:p>5318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899</text:p>
          </table:table-cell>
          <table:table-cell office:value-type="string" calcext:value-type="string">
            <text:p>A X I Equipo Procesa</text:p>
          </table:table-cell>
          <table:table-cell office:value-type="float" office:value="1397962" calcext:value-type="float">
            <text:p>139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899</text:p>
          </table:table-cell>
          <table:table-cell office:value-type="string" calcext:value-type="string">
            <text:p>A X I Equipo De Tele</text:p>
          </table:table-cell>
          <table:table-cell office:value-type="float" office:value="351958" calcext:value-type="float">
            <text:p>35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2899</text:p>
          </table:table-cell>
          <table:table-cell office:value-type="string" calcext:value-type="string">
            <text:p>A X I Otros Activos</text:p>
          </table:table-cell>
          <table:table-cell office:value-type="float" office:value="0" calcext:value-type="float">
            <text:p>0</text:p>
          </table:table-cell>
          <table:table-cell office:value-type="float" office:value="1749920" calcext:value-type="float">
            <text:p>1749920</text:p>
          </table:table-cell>
        </table:table-row>
        <table:table-row table:style-name="ro1">
          <table:table-cell/>
          <table:table-cell office:value-type="string" calcext:value-type="string">
            <text:p>154005</text:p>
          </table:table-cell>
          <table:table-cell office:value-type="string" calcext:value-type="string">
            <text:p>Autos Camionetas Y C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4099</text:p>
          </table:table-cell>
          <table:table-cell office:value-type="string" calcext:value-type="string">
            <text:p>A X I Autos,Camionet</text:p>
          </table:table-cell>
          <table:table-cell office:value-type="float" office:value="1214205" calcext:value-type="float">
            <text:p>121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59210</text:p>
          </table:table-cell>
          <table:table-cell office:value-type="string" calcext:value-type="string">
            <text:p>Maquinaria Y Equipo</text:p>
          </table:table-cell>
          <table:table-cell office:value-type="float" office:value="0" calcext:value-type="float">
            <text:p>0</text:p>
          </table:table-cell>
          <table:table-cell office:value-type="float" office:value="190752198.58" calcext:value-type="float">
            <text:p>190752198.58</text:p>
          </table:table-cell>
        </table:table-row>
        <table:table-row table:style-name="ro1">
          <table:table-cell/>
          <table:table-cell office:value-type="string" calcext:value-type="string">
            <text:p>159210</text:p>
          </table:table-cell>
          <table:table-cell office:value-type="string" calcext:value-type="string">
            <text:p>Maquinaria Y Equipo</text:p>
          </table:table-cell>
          <table:table-cell office:value-type="float" office:value="0" calcext:value-type="float">
            <text:p>0</text:p>
          </table:table-cell>
          <table:table-cell office:value-type="float" office:value="3210540635.86" calcext:value-type="float">
            <text:p>3210540635.86</text:p>
          </table:table-cell>
        </table:table-row>
        <table:table-row table:style-name="ro1">
          <table:table-cell/>
          <table:table-cell office:value-type="string" calcext:value-type="string">
            <text:p>159215</text:p>
          </table:table-cell>
          <table:table-cell office:value-type="string" calcext:value-type="string">
            <text:p>Equipo De Oficina</text:p>
          </table:table-cell>
          <table:table-cell office:value-type="float" office:value="0" calcext:value-type="float">
            <text:p>0</text:p>
          </table:table-cell>
          <table:table-cell office:value-type="float" office:value="7154751" calcext:value-type="float">
            <text:p>7154751</text:p>
          </table:table-cell>
        </table:table-row>
        <table:table-row table:style-name="ro1">
          <table:table-cell/>
          <table:table-cell office:value-type="string" calcext:value-type="string">
            <text:p>159215</text:p>
          </table:table-cell>
          <table:table-cell office:value-type="string" calcext:value-type="string">
            <text:p>Equipo De Oficina</text:p>
          </table:table-cell>
          <table:table-cell office:value-type="float" office:value="0" calcext:value-type="float">
            <text:p>0</text:p>
          </table:table-cell>
          <table:table-cell office:value-type="float" office:value="32181737.25" calcext:value-type="float">
            <text:p>32181737.25</text:p>
          </table:table-cell>
        </table:table-row>
        <table:table-row table:style-name="ro1">
          <table:table-cell/>
          <table:table-cell office:value-type="string" calcext:value-type="string">
            <text:p>159220</text:p>
          </table:table-cell>
          <table:table-cell office:value-type="string" calcext:value-type="string">
            <text:p>Equipo De Computo Y</text:p>
          </table:table-cell>
          <table:table-cell office:value-type="float" office:value="0" calcext:value-type="float">
            <text:p>0</text:p>
          </table:table-cell>
          <table:table-cell office:value-type="float" office:value="13229732" calcext:value-type="float">
            <text:p>13229732</text:p>
          </table:table-cell>
        </table:table-row>
        <table:table-row table:style-name="ro1">
          <table:table-cell/>
          <table:table-cell office:value-type="string" calcext:value-type="string">
            <text:p>159220</text:p>
          </table:table-cell>
          <table:table-cell office:value-type="string" calcext:value-type="string">
            <text:p>Equipo De Computo Y</text:p>
          </table:table-cell>
          <table:table-cell office:value-type="float" office:value="0" calcext:value-type="float">
            <text:p>0</text:p>
          </table:table-cell>
          <table:table-cell office:value-type="float" office:value="25684947" calcext:value-type="float">
            <text:p>25684947</text:p>
          </table:table-cell>
        </table:table-row>
        <table:table-row table:style-name="ro1">
          <table:table-cell/>
          <table:table-cell office:value-type="string" calcext:value-type="string">
            <text:p>159235</text:p>
          </table:table-cell>
          <table:table-cell office:value-type="string" calcext:value-type="string">
            <text:p>Flota Y Equipo De Tr</text:p>
          </table:table-cell>
          <table:table-cell office:value-type="float" office:value="0" calcext:value-type="float">
            <text:p>0</text:p>
          </table:table-cell>
          <table:table-cell office:value-type="float" office:value="7000000" calcext:value-type="float">
            <text:p>7000000</text:p>
          </table:table-cell>
        </table:table-row>
        <table:table-row table:style-name="ro1">
          <table:table-cell/>
          <table:table-cell office:value-type="string" calcext:value-type="string">
            <text:p>159299</text:p>
          </table:table-cell>
          <table:table-cell office:value-type="string" calcext:value-type="string">
            <text:p>A X I Dep Acum Maqui</text:p>
          </table:table-cell>
          <table:table-cell office:value-type="float" office:value="0" calcext:value-type="float">
            <text:p>0</text:p>
          </table:table-cell>
          <table:table-cell office:value-type="float" office:value="7834361" calcext:value-type="float">
            <text:p>7834361</text:p>
          </table:table-cell>
        </table:table-row>
        <table:table-row table:style-name="ro1">
          <table:table-cell/>
          <table:table-cell office:value-type="string" calcext:value-type="string">
            <text:p>159299</text:p>
          </table:table-cell>
          <table:table-cell office:value-type="string" calcext:value-type="string">
            <text:p>A X I Dep Acum Equip</text:p>
          </table:table-cell>
          <table:table-cell office:value-type="float" office:value="0" calcext:value-type="float">
            <text:p>0</text:p>
          </table:table-cell>
          <table:table-cell office:value-type="float" office:value="240143" calcext:value-type="float">
            <text:p>240143</text:p>
          </table:table-cell>
        </table:table-row>
        <table:table-row table:style-name="ro1">
          <table:table-cell/>
          <table:table-cell office:value-type="string" calcext:value-type="string">
            <text:p>159299</text:p>
          </table:table-cell>
          <table:table-cell office:value-type="string" calcext:value-type="string">
            <text:p>A X I Dep Acum Equip</text:p>
          </table:table-cell>
          <table:table-cell office:value-type="float" office:value="0" calcext:value-type="float">
            <text:p>0</text:p>
          </table:table-cell>
          <table:table-cell office:value-type="float" office:value="731735" calcext:value-type="float">
            <text:p>731735</text:p>
          </table:table-cell>
        </table:table-row>
        <table:table-row table:style-name="ro1">
          <table:table-cell/>
          <table:table-cell office:value-type="string" calcext:value-type="string">
            <text:p>159299</text:p>
          </table:table-cell>
          <table:table-cell office:value-type="string" calcext:value-type="string">
            <text:p>A X I Dep Acum Flota</text:p>
          </table:table-cell>
          <table:table-cell office:value-type="float" office:value="0" calcext:value-type="float">
            <text:p>0</text:p>
          </table:table-cell>
          <table:table-cell office:value-type="float" office:value="1214205" calcext:value-type="float">
            <text:p>1214205</text:p>
          </table:table-cell>
        </table:table-row>
        <table:table-row table:style-name="ro1">
          <table:table-cell/>
          <table:table-cell office:value-type="string" calcext:value-type="string">
            <text:p>159299</text:p>
          </table:table-cell>
          <table:table-cell office:value-type="string" calcext:value-type="string">
            <text:p>A X I Dep. Otros Act</text:p>
          </table:table-cell>
          <table:table-cell office:value-type="float" office:value="8806239" calcext:value-type="float">
            <text:p>8806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60510</text:p>
          </table:table-cell>
          <table:table-cell office:value-type="string" calcext:value-type="string">
            <text:p>Leasing</text:p>
          </table:table-cell>
          <table:table-cell office:value-type="float" office:value="1456472219" calcext:value-type="float">
            <text:p>145647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63505</text:p>
          </table:table-cell>
          <table:table-cell office:value-type="string" calcext:value-type="string">
            <text:p>Windows Xp Profesion</text:p>
          </table:table-cell>
          <table:table-cell office:value-type="float" office:value="621849" calcext:value-type="float">
            <text:p>62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69805</text:p>
          </table:table-cell>
          <table:table-cell office:value-type="string" calcext:value-type="string">
            <text:p>Leasing</text:p>
          </table:table-cell>
          <table:table-cell office:value-type="float" office:value="0" calcext:value-type="float">
            <text:p>0</text:p>
          </table:table-cell>
          <table:table-cell office:value-type="float" office:value="340085627" calcext:value-type="float">
            <text:p>340085627</text:p>
          </table:table-cell>
        </table:table-row>
        <table:table-row table:style-name="ro1">
          <table:table-cell/>
          <table:table-cell office:value-type="string" calcext:value-type="string">
            <text:p>170520</text:p>
          </table:table-cell>
          <table:table-cell office:value-type="string" calcext:value-type="string">
            <text:p>Incendio</text:p>
          </table:table-cell>
          <table:table-cell office:value-type="float" office:value="0" calcext:value-type="float">
            <text:p>0</text:p>
          </table:table-cell>
          <table:table-cell office:value-type="float" office:value="31400.65" calcext:value-type="float">
            <text:p>31400.65</text:p>
          </table:table-cell>
        </table:table-row>
        <table:table-row table:style-name="ro1">
          <table:table-cell/>
          <table:table-cell office:value-type="string" calcext:value-type="string">
            <text:p>170520</text:p>
          </table:table-cell>
          <table:table-cell office:value-type="string" calcext:value-type="string">
            <text:p>Terremoto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string" calcext:value-type="string">
            <text:p>170520</text:p>
          </table:table-cell>
          <table:table-cell office:value-type="string" calcext:value-type="string">
            <text:p>Amit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string" calcext:value-type="string">
            <text:p>170520</text:p>
          </table:table-cell>
          <table:table-cell office:value-type="string" calcext:value-type="string">
            <text:p>Manejo Global Comerc</text:p>
          </table:table-cell>
          <table:table-cell office:value-type="float" office:value="41232" calcext:value-type="float">
            <text:p>4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office:value-type="string" calcext:value-type="string">
            <text:p>170520</text:p>
          </table:table-cell>
          <table:table-cell office:value-type="string" calcext:value-type="string">
            <text:p>Modular Empresarial</text:p>
          </table:table-cell>
          <table:table-cell office:value-type="float" office:value="382704" calcext:value-type="float">
            <text:p>38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70520</text:p>
          </table:table-cell>
          <table:table-cell office:value-type="string" calcext:value-type="string">
            <text:p>Responsabilidad Civi</text:p>
          </table:table-cell>
          <table:table-cell office:value-type="float" office:value="61250" calcext:value-type="float">
            <text:p>6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70535</text:p>
          </table:table-cell>
          <table:table-cell office:value-type="string" calcext:value-type="string">
            <text:p>Mantenimiento Maquin</text:p>
          </table:table-cell>
          <table:table-cell office:value-type="float" office:value="0" calcext:value-type="float">
            <text:p>0</text:p>
          </table:table-cell>
          <table:table-cell office:value-type="float" office:value="3060000" calcext:value-type="float">
            <text:p>3060000</text:p>
          </table:table-cell>
        </table:table-row>
        <table:table-row table:style-name="ro1">
          <table:table-cell/>
          <table:table-cell office:value-type="string" calcext:value-type="string">
            <text:p>171020</text:p>
          </table:table-cell>
          <table:table-cell office:value-type="string" calcext:value-type="string">
            <text:p>Utiles Y Papeleria</text:p>
          </table:table-cell>
          <table:table-cell office:value-type="float" office:value="299550" calcext:value-type="float">
            <text:p>299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71060</text:p>
          </table:table-cell>
          <table:table-cell office:value-type="string" calcext:value-type="string">
            <text:p>Dotacion Y Suministr</text:p>
          </table:table-cell>
          <table:table-cell office:value-type="float" office:value="2118593" calcext:value-type="float">
            <text:p>21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71095</text:p>
          </table:table-cell>
          <table:table-cell office:value-type="string" calcext:value-type="string">
            <text:p>Proyecto Planta Arro</text:p>
          </table:table-cell>
          <table:table-cell office:value-type="float" office:value="134895838" calcext:value-type="float">
            <text:p>134895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71095</text:p>
          </table:table-cell>
          <table:table-cell office:value-type="string" calcext:value-type="string">
            <text:p>Proyecto Maquinas Nu</text:p>
          </table:table-cell>
          <table:table-cell office:value-type="float" office:value="7958972" calcext:value-type="float">
            <text:p>7958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71095</text:p>
          </table:table-cell>
          <table:table-cell office:value-type="string" calcext:value-type="string">
            <text:p>Cyreles</text:p>
          </table:table-cell>
          <table:table-cell office:value-type="float" office:value="100699805.46" calcext:value-type="float">
            <text:p>10069980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91205</text:p>
          </table:table-cell>
          <table:table-cell office:value-type="string" calcext:value-type="string">
            <text:p>Otros Activos</text:p>
          </table:table-cell>
          <table:table-cell office:value-type="float" office:value="5559637" calcext:value-type="float">
            <text:p>555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10511</text:p>
          </table:table-cell>
          <table:table-cell office:value-type="string" calcext:value-type="string">
            <text:p>Tarjeta Cr. Occident</text:p>
          </table:table-cell>
          <table:table-cell office:value-type="float" office:value="0" calcext:value-type="float">
            <text:p>0</text:p>
          </table:table-cell>
          <table:table-cell office:value-type="float" office:value="8183285.51" calcext:value-type="float">
            <text:p>8183285.51</text:p>
          </table:table-cell>
        </table:table-row>
        <table:table-row table:style-name="ro1">
          <table:table-cell/>
          <table:table-cell office:value-type="string" calcext:value-type="string">
            <text:p>210520</text:p>
          </table:table-cell>
          <table:table-cell office:value-type="string" calcext:value-type="string">
            <text:p>Aceptaciones Bancari</text:p>
          </table:table-cell>
          <table:table-cell office:value-type="float" office:value="0" calcext:value-type="float">
            <text:p>0</text:p>
          </table:table-cell>
          <table:table-cell office:value-type="float" office:value="1168098241.65" calcext:value-type="float">
            <text:p>1168098241.65</text:p>
          </table:table-cell>
        </table:table-row>
        <table:table-row table:style-name="ro1">
          <table:table-cell/>
          <table:table-cell office:value-type="string" calcext:value-type="string">
            <text:p>133005</text:p>
          </table:table-cell>
          <table:table-cell office:value-type="string" calcext:value-type="string">
            <text:p>Anticipo A Proveedore</text:p>
          </table:table-cell>
          <table:table-cell office:value-type="float" office:value="11970324" calcext:value-type="float">
            <text:p>1197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20505</text:p>
          </table:table-cell>
          <table:table-cell office:value-type="string" calcext:value-type="string">
            <text:p>Proveedores</text:p>
          </table:table-cell>
          <table:table-cell office:value-type="float" office:value="0" calcext:value-type="float">
            <text:p>0</text:p>
          </table:table-cell>
          <table:table-cell office:value-type="float" office:value="707000244.98" calcext:value-type="float">
            <text:p>707000244.98</text:p>
          </table:table-cell>
        </table:table-row>
        <table:table-row table:style-name="ro1">
          <table:table-cell/>
          <table:table-cell office:value-type="string" calcext:value-type="string">
            <text:p>281505</text:p>
          </table:table-cell>
          <table:table-cell office:value-type="string" calcext:value-type="string">
            <text:p>Valores Terceros Fot</text:p>
          </table:table-cell>
          <table:table-cell office:value-type="float" office:value="65908908" calcext:value-type="float">
            <text:p>65908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81505</text:p>
          </table:table-cell>
          <table:table-cell office:value-type="string" calcext:value-type="string">
            <text:p>Valores Terceros Fot</text:p>
          </table:table-cell>
          <table:table-cell office:value-type="float" office:value="0" calcext:value-type="float">
            <text:p>0</text:p>
          </table:table-cell>
          <table:table-cell office:value-type="float" office:value="10820088" calcext:value-type="float">
            <text:p>10820088</text:p>
          </table:table-cell>
        </table:table-row>
        <table:table-row table:style-name="ro1">
          <table:table-cell/>
          <table:table-cell office:value-type="string" calcext:value-type="string">
            <text:p>221005</text:p>
          </table:table-cell>
          <table:table-cell office:value-type="string" calcext:value-type="string">
            <text:p>Proveedores Del Exte</text:p>
          </table:table-cell>
          <table:table-cell office:value-type="float" office:value="0" calcext:value-type="float">
            <text:p>0</text:p>
          </table:table-cell>
          <table:table-cell office:value-type="float" office:value="5848991.94" calcext:value-type="float">
            <text:p>5848991.94</text:p>
          </table:table-cell>
        </table:table-row>
        <table:table-row table:style-name="ro1">
          <table:table-cell/>
          <table:table-cell office:value-type="string" calcext:value-type="string">
            <text:p>233520</text:p>
          </table:table-cell>
          <table:table-cell office:value-type="string" calcext:value-type="string">
            <text:p>Comision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3525</text:p>
          </table:table-cell>
          <table:table-cell office:value-type="string" calcext:value-type="string">
            <text:p>Honorarios</text:p>
          </table:table-cell>
          <table:table-cell office:value-type="float" office:value="0" calcext:value-type="float">
            <text:p>0</text:p>
          </table:table-cell>
          <table:table-cell office:value-type="float" office:value="4274000" calcext:value-type="float">
            <text:p>4274000</text:p>
          </table:table-cell>
        </table:table-row>
        <table:table-row table:style-name="ro1">
          <table:table-cell/>
          <table:table-cell office:value-type="string" calcext:value-type="string">
            <text:p>233535</text:p>
          </table:table-cell>
          <table:table-cell office:value-type="string" calcext:value-type="string">
            <text:p>Servicios De Manten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3540</text:p>
          </table:table-cell>
          <table:table-cell office:value-type="string" calcext:value-type="string">
            <text:p>Arrendamiento</text:p>
          </table:table-cell>
          <table:table-cell office:value-type="float" office:value="0" calcext:value-type="float">
            <text:p>0</text:p>
          </table:table-cell>
          <table:table-cell office:value-type="float" office:value="709880" calcext:value-type="float">
            <text:p>709880</text:p>
          </table:table-cell>
        </table:table-row>
        <table:table-row table:style-name="ro1">
          <table:table-cell/>
          <table:table-cell office:value-type="string" calcext:value-type="string">
            <text:p>233545</text:p>
          </table:table-cell>
          <table:table-cell office:value-type="string" calcext:value-type="string">
            <text:p>Transporte,Fletes Y</text:p>
          </table:table-cell>
          <table:table-cell office:value-type="float" office:value="0" calcext:value-type="float">
            <text:p>0</text:p>
          </table:table-cell>
          <table:table-cell office:value-type="float" office:value="11577664" calcext:value-type="float">
            <text:p>11577664</text:p>
          </table:table-cell>
        </table:table-row>
        <table:table-row table:style-name="ro1">
          <table:table-cell/>
          <table:table-cell office:value-type="string" calcext:value-type="string">
            <text:p>233550</text:p>
          </table:table-cell>
          <table:table-cell office:value-type="string" calcext:value-type="string">
            <text:p>Energia Electric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3595</text:p>
          </table:table-cell>
          <table:table-cell office:value-type="string" calcext:value-type="string">
            <text:p>Otros Gastos Por Pag</text:p>
          </table:table-cell>
          <table:table-cell office:value-type="float" office:value="0" calcext:value-type="float">
            <text:p>0</text:p>
          </table:table-cell>
          <table:table-cell office:value-type="float" office:value="696177949.48" calcext:value-type="float">
            <text:p>696177949.48</text:p>
          </table:table-cell>
        </table:table-row>
        <table:table-row table:style-name="ro1">
          <table:table-cell/>
          <table:table-cell office:value-type="string" calcext:value-type="string">
            <text:p>233595</text:p>
          </table:table-cell>
          <table:table-cell office:value-type="string" calcext:value-type="string">
            <text:p>Otras Cuentas Bajo N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5505</text:p>
          </table:table-cell>
          <table:table-cell office:value-type="string" calcext:value-type="string">
            <text:p>Accionistas</text:p>
          </table:table-cell>
          <table:table-cell office:value-type="float" office:value="0" calcext:value-type="float">
            <text:p>0</text:p>
          </table:table-cell>
          <table:table-cell office:value-type="float" office:value="1500000000" calcext:value-type="float">
            <text:p>1500000000</text:p>
          </table:table-cell>
        </table:table-row>
        <table:table-row table:style-name="ro1">
          <table:table-cell/>
          <table:table-cell office:value-type="string" calcext:value-type="string">
            <text:p>236505</text:p>
          </table:table-cell>
          <table:table-cell office:value-type="string" calcext:value-type="string">
            <text:p>Salarios Y Pagos Lab</text:p>
          </table:table-cell>
          <table:table-cell office:value-type="float" office:value="0" calcext:value-type="float">
            <text:p>0</text:p>
          </table:table-cell>
          <table:table-cell office:value-type="float" office:value="18117826" calcext:value-type="float">
            <text:p>18117826</text:p>
          </table:table-cell>
        </table:table-row>
        <table:table-row table:style-name="ro1">
          <table:table-cell/>
          <table:table-cell office:value-type="string" calcext:value-type="string">
            <text:p>236515</text:p>
          </table:table-cell>
          <table:table-cell office:value-type="string" calcext:value-type="string">
            <text:p>Honorarios</text:p>
          </table:table-cell>
          <table:table-cell office:value-type="float" office:value="0" calcext:value-type="float">
            <text:p>0</text:p>
          </table:table-cell>
          <table:table-cell office:value-type="float" office:value="14009590.12" calcext:value-type="float">
            <text:p>14009590.12</text:p>
          </table:table-cell>
        </table:table-row>
        <table:table-row table:style-name="ro1">
          <table:table-cell/>
          <table:table-cell office:value-type="string" calcext:value-type="string">
            <text:p>236520</text:p>
          </table:table-cell>
          <table:table-cell office:value-type="string" calcext:value-type="string">
            <text:p>Comisiones</text:p>
          </table:table-cell>
          <table:table-cell office:value-type="float" office:value="0" calcext:value-type="float">
            <text:p>0</text:p>
          </table:table-cell>
          <table:table-cell office:value-type="float" office:value="888443" calcext:value-type="float">
            <text:p>888443</text:p>
          </table:table-cell>
        </table:table-row>
        <table:table-row table:style-name="ro1">
          <table:table-cell/>
          <table:table-cell office:value-type="string" calcext:value-type="string">
            <text:p>236525</text:p>
          </table:table-cell>
          <table:table-cell office:value-type="string" calcext:value-type="string">
            <text:p>Otros Servicios</text:p>
          </table:table-cell>
          <table:table-cell office:value-type="float" office:value="0" calcext:value-type="float">
            <text:p>0</text:p>
          </table:table-cell>
          <table:table-cell office:value-type="float" office:value="11430357.8" calcext:value-type="float">
            <text:p>11430357.8</text:p>
          </table:table-cell>
        </table:table-row>
        <table:table-row table:style-name="ro1">
          <table:table-cell/>
          <table:table-cell office:value-type="string" calcext:value-type="string">
            <text:p>236530</text:p>
          </table:table-cell>
          <table:table-cell office:value-type="string" calcext:value-type="string">
            <text:p>Arrendamiento B Mueb</text:p>
          </table:table-cell>
          <table:table-cell office:value-type="float" office:value="0" calcext:value-type="float">
            <text:p>0</text:p>
          </table:table-cell>
          <table:table-cell office:value-type="float" office:value="319798" calcext:value-type="float">
            <text:p>319798</text:p>
          </table:table-cell>
        </table:table-row>
        <table:table-row table:style-name="ro1">
          <table:table-cell/>
          <table:table-cell office:value-type="string" calcext:value-type="string">
            <text:p>236530</text:p>
          </table:table-cell>
          <table:table-cell office:value-type="string" calcext:value-type="string">
            <text:p>Arrendamiento B Inmu</text:p>
          </table:table-cell>
          <table:table-cell office:value-type="float" office:value="0" calcext:value-type="float">
            <text:p>0</text:p>
          </table:table-cell>
          <table:table-cell office:value-type="float" office:value="6104498" calcext:value-type="float">
            <text:p>6104498</text:p>
          </table:table-cell>
        </table:table-row>
        <table:table-row table:style-name="ro1">
          <table:table-cell/>
          <table:table-cell office:value-type="string" calcext:value-type="string">
            <text:p>236540</text:p>
          </table:table-cell>
          <table:table-cell office:value-type="string" calcext:value-type="string">
            <text:p>Compras De Bienes</text:p>
          </table:table-cell>
          <table:table-cell office:value-type="float" office:value="0" calcext:value-type="float">
            <text:p>0</text:p>
          </table:table-cell>
          <table:table-cell office:value-type="float" office:value="54104305.62" calcext:value-type="float">
            <text:p>54104305.62</text:p>
          </table:table-cell>
        </table:table-row>
        <table:table-row table:style-name="ro1">
          <table:table-cell/>
          <table:table-cell office:value-type="string" calcext:value-type="string">
            <text:p>236540</text:p>
          </table:table-cell>
          <table:table-cell office:value-type="string" calcext:value-type="string">
            <text:p>Compra De Combustibl</text:p>
          </table:table-cell>
          <table:table-cell office:value-type="float" office:value="0" calcext:value-type="float">
            <text:p>0</text:p>
          </table:table-cell>
          <table:table-cell office:value-type="float" office:value="12607.98" calcext:value-type="float">
            <text:p>12607.98</text:p>
          </table:table-cell>
        </table:table-row>
        <table:table-row table:style-name="ro1">
          <table:table-cell/>
          <table:table-cell office:value-type="string" calcext:value-type="string">
            <text:p>236540</text:p>
          </table:table-cell>
          <table:table-cell office:value-type="string" calcext:value-type="string">
            <text:p>Dev Ret Compras De B</text:p>
          </table:table-cell>
          <table:table-cell office:value-type="float" office:value="18821" calcext:value-type="float">
            <text:p>18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6540</text:p>
          </table:table-cell>
          <table:table-cell office:value-type="string" calcext:value-type="string">
            <text:p>Servicios</text:p>
          </table:table-cell>
          <table:table-cell office:value-type="float" office:value="0" calcext:value-type="float">
            <text:p>0</text:p>
          </table:table-cell>
          <table:table-cell office:value-type="float" office:value="7949770" calcext:value-type="float">
            <text:p>7949770</text:p>
          </table:table-cell>
        </table:table-row>
        <table:table-row table:style-name="ro1">
          <table:table-cell/>
          <table:table-cell office:value-type="string" calcext:value-type="string">
            <text:p>236550</text:p>
          </table:table-cell>
          <table:table-cell office:value-type="string" calcext:value-type="string">
            <text:p>Servicios 20%</text:p>
          </table:table-cell>
          <table:table-cell office:value-type="float" office:value="0" calcext:value-type="float">
            <text:p>0</text:p>
          </table:table-cell>
          <table:table-cell office:value-type="float" office:value="1689423" calcext:value-type="float">
            <text:p>1689423</text:p>
          </table:table-cell>
        </table:table-row>
        <table:table-row table:style-name="ro1">
          <table:table-cell/>
          <table:table-cell office:value-type="string" calcext:value-type="string">
            <text:p>236570</text:p>
          </table:table-cell>
          <table:table-cell office:value-type="string" calcext:value-type="string">
            <text:p>Autoretencion De Ren</text:p>
          </table:table-cell>
          <table:table-cell office:value-type="float" office:value="0" calcext:value-type="float">
            <text:p>0</text:p>
          </table:table-cell>
          <table:table-cell office:value-type="float" office:value="24534248.38" calcext:value-type="float">
            <text:p>24534248.38</text:p>
          </table:table-cell>
        </table:table-row>
        <table:table-row table:style-name="ro1">
          <table:table-cell/>
          <table:table-cell office:value-type="string" calcext:value-type="string">
            <text:p>236595</text:p>
          </table:table-cell>
          <table:table-cell office:value-type="string" calcext:value-type="string">
            <text:p>Pago De Retenciones</text:p>
          </table:table-cell>
          <table:table-cell office:value-type="float" office:value="121963880.88" calcext:value-type="float">
            <text:p>12196388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6710</text:p>
          </table:table-cell>
          <table:table-cell office:value-type="string" calcext:value-type="string">
            <text:p>Suministros Y Servic</text:p>
          </table:table-cell>
          <table:table-cell office:value-type="float" office:value="0" calcext:value-type="float">
            <text:p>0</text:p>
          </table:table-cell>
          <table:table-cell office:value-type="float" office:value="44887" calcext:value-type="float">
            <text:p>44887</text:p>
          </table:table-cell>
        </table:table-row>
        <table:table-row table:style-name="ro1">
          <table:table-cell/>
          <table:table-cell office:value-type="string" calcext:value-type="string">
            <text:p>236715</text:p>
          </table:table-cell>
          <table:table-cell office:value-type="string" calcext:value-type="string">
            <text:p>Iva Teorico Pagos Al</text:p>
          </table:table-cell>
          <table:table-cell office:value-type="float" office:value="0" calcext:value-type="float">
            <text:p>0</text:p>
          </table:table-cell>
          <table:table-cell office:value-type="float" office:value="2312955.96" calcext:value-type="float">
            <text:p>2312955.96</text:p>
          </table:table-cell>
        </table:table-row>
        <table:table-row table:style-name="ro1">
          <table:table-cell/>
          <table:table-cell office:value-type="string" calcext:value-type="string">
            <text:p>236795</text:p>
          </table:table-cell>
          <table:table-cell office:value-type="string" calcext:value-type="string">
            <text:p>Reteiva Pagado</text:p>
          </table:table-cell>
          <table:table-cell office:value-type="float" office:value="724484.03" calcext:value-type="float">
            <text:p>72448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6815</text:p>
          </table:table-cell>
          <table:table-cell office:value-type="string" calcext:value-type="string">
            <text:p>De Servicios</text:p>
          </table:table-cell>
          <table:table-cell office:value-type="float" office:value="0" calcext:value-type="float">
            <text:p>0</text:p>
          </table:table-cell>
          <table:table-cell office:value-type="float" office:value="506209.85" calcext:value-type="float">
            <text:p>506209.85</text:p>
          </table:table-cell>
        </table:table-row>
        <table:table-row table:style-name="ro1">
          <table:table-cell/>
          <table:table-cell office:value-type="string" calcext:value-type="string">
            <text:p>236815</text:p>
          </table:table-cell>
          <table:table-cell office:value-type="string" calcext:value-type="string">
            <text:p>Por Compras</text:p>
          </table:table-cell>
          <table:table-cell office:value-type="float" office:value="0" calcext:value-type="float">
            <text:p>0</text:p>
          </table:table-cell>
          <table:table-cell office:value-type="float" office:value="83482.6" calcext:value-type="float">
            <text:p>83482.6</text:p>
          </table:table-cell>
        </table:table-row>
        <table:table-row table:style-name="ro1">
          <table:table-cell/>
          <table:table-cell office:value-type="string" calcext:value-type="string">
            <text:p>236815</text:p>
          </table:table-cell>
          <table:table-cell office:value-type="string" calcext:value-type="string">
            <text:p>Servicio Transporte</text:p>
          </table:table-cell>
          <table:table-cell office:value-type="float" office:value="0" calcext:value-type="float">
            <text:p>0</text:p>
          </table:table-cell>
          <table:table-cell office:value-type="float" office:value="107683" calcext:value-type="float">
            <text:p>107683</text:p>
          </table:table-cell>
        </table:table-row>
        <table:table-row table:style-name="ro1">
          <table:table-cell/>
          <table:table-cell office:value-type="string" calcext:value-type="string">
            <text:p>236815</text:p>
          </table:table-cell>
          <table:table-cell office:value-type="string" calcext:value-type="string">
            <text:p>Por Compras Industri</text:p>
          </table:table-cell>
          <table:table-cell office:value-type="float" office:value="0" calcext:value-type="float">
            <text:p>0</text:p>
          </table:table-cell>
          <table:table-cell office:value-type="float" office:value="627391" calcext:value-type="float">
            <text:p>627391</text:p>
          </table:table-cell>
        </table:table-row>
        <table:table-row table:style-name="ro1">
          <table:table-cell/>
          <table:table-cell office:value-type="string" calcext:value-type="string">
            <text:p>236870</text:p>
          </table:table-cell>
          <table:table-cell office:value-type="string" calcext:value-type="string">
            <text:p>Pago Reteica Tesorer</text:p>
          </table:table-cell>
          <table:table-cell office:value-type="float" office:value="230727" calcext:value-type="float">
            <text:p>23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6895</text:p>
          </table:table-cell>
          <table:table-cell office:value-type="string" calcext:value-type="string">
            <text:p>Ica Pagado</text:p>
          </table:table-cell>
          <table:table-cell office:value-type="float" office:value="1027767" calcext:value-type="float">
            <text:p>102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7005</text:p>
          </table:table-cell>
          <table:table-cell office:value-type="string" calcext:value-type="string">
            <text:p>Aportes A Salud</text:p>
          </table:table-cell>
          <table:table-cell office:value-type="float" office:value="1856900" calcext:value-type="float">
            <text:p>185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7006</text:p>
          </table:table-cell>
          <table:table-cell office:value-type="string" calcext:value-type="string">
            <text:p>Riesgos Profesionale</text:p>
          </table:table-cell>
          <table:table-cell office:value-type="float" office:value="790500" calcext:value-type="float">
            <text:p>79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7010</text:p>
          </table:table-cell>
          <table:table-cell office:value-type="string" calcext:value-type="string">
            <text:p>Aportes Al Icbf Sena</text:p>
          </table:table-cell>
          <table:table-cell office:value-type="float" office:value="1103100" calcext:value-type="float">
            <text:p>110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7095</text:p>
          </table:table-cell>
          <table:table-cell office:value-type="string" calcext:value-type="string">
            <text:p>Cuota Libranza</text:p>
          </table:table-cell>
          <table:table-cell office:value-type="float" office:value="0" calcext:value-type="float">
            <text:p>0</text:p>
          </table:table-cell>
          <table:table-cell office:value-type="float" office:value="1792955" calcext:value-type="float">
            <text:p>1792955</text:p>
          </table:table-cell>
        </table:table-row>
        <table:table-row table:style-name="ro1">
          <table:table-cell/>
          <table:table-cell office:value-type="string" calcext:value-type="string">
            <text:p>237095</text:p>
          </table:table-cell>
          <table:table-cell office:value-type="string" calcext:value-type="string">
            <text:p>Prima Seguros De Vid</text:p>
          </table:table-cell>
          <table:table-cell office:value-type="float" office:value="267394" calcext:value-type="float">
            <text:p>26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37095</text:p>
          </table:table-cell>
          <table:table-cell office:value-type="string" calcext:value-type="string">
            <text:p>Cuota Fondeicon</text:p>
          </table:table-cell>
          <table:table-cell office:value-type="float" office:value="0" calcext:value-type="float">
            <text:p>0</text:p>
          </table:table-cell>
          <table:table-cell office:value-type="float" office:value="193269" calcext:value-type="float">
            <text:p>193269</text:p>
          </table:table-cell>
        </table:table-row>
        <table:table-row table:style-name="ro1">
          <table:table-cell/>
          <table:table-cell office:value-type="string" calcext:value-type="string">
            <text:p>237095</text:p>
          </table:table-cell>
          <table:table-cell office:value-type="string" calcext:value-type="string">
            <text:p>Libranza Comfenalco</text:p>
          </table:table-cell>
          <table:table-cell office:value-type="float" office:value="0" calcext:value-type="float">
            <text:p>0</text:p>
          </table:table-cell>
          <table:table-cell office:value-type="float" office:value="2480701" calcext:value-type="float">
            <text:p>2480701</text:p>
          </table:table-cell>
        </table:table-row>
        <table:table-row table:style-name="ro1">
          <table:table-cell/>
          <table:table-cell office:value-type="string" calcext:value-type="string">
            <text:p>238030</text:p>
          </table:table-cell>
          <table:table-cell office:value-type="string" calcext:value-type="string">
            <text:p>Fondo De Pensiones</text:p>
          </table:table-cell>
          <table:table-cell office:value-type="float" office:value="20194402" calcext:value-type="float">
            <text:p>20194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40805</text:p>
          </table:table-cell>
          <table:table-cell office:value-type="string" calcext:value-type="string">
            <text:p>Devolucion En Compra</text:p>
          </table:table-cell>
          <table:table-cell office:value-type="float" office:value="0" calcext:value-type="float">
            <text:p>0</text:p>
          </table:table-cell>
          <table:table-cell office:value-type="float" office:value="262285" calcext:value-type="float">
            <text:p>262285</text:p>
          </table:table-cell>
        </table:table-row>
        <table:table-row table:style-name="ro1">
          <table:table-cell/>
          <table:table-cell office:value-type="string" calcext:value-type="string">
            <text:p>240805</text:p>
          </table:table-cell>
          <table:table-cell office:value-type="string" calcext:value-type="string">
            <text:p>Iva Ventas Tarifa Ge</text:p>
          </table:table-cell>
          <table:table-cell office:value-type="float" office:value="0" calcext:value-type="float">
            <text:p>0</text:p>
          </table:table-cell>
          <table:table-cell office:value-type="float" office:value="156435386" calcext:value-type="float">
            <text:p>156435386</text:p>
          </table:table-cell>
        </table:table-row>
        <table:table-row table:style-name="ro1">
          <table:table-cell/>
          <table:table-cell office:value-type="string" calcext:value-type="string">
            <text:p>240805</text:p>
          </table:table-cell>
          <table:table-cell office:value-type="string" calcext:value-type="string">
            <text:p>Iva Devolucion En Ve</text:p>
          </table:table-cell>
          <table:table-cell office:value-type="float" office:value="233168" calcext:value-type="float">
            <text:p>23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40810</text:p>
          </table:table-cell>
          <table:table-cell office:value-type="string" calcext:value-type="string">
            <text:p>Devolucion En Ventas</text:p>
          </table:table-cell>
          <table:table-cell office:value-type="float" office:value="6851870" calcext:value-type="float">
            <text:p>685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40810</text:p>
          </table:table-cell>
          <table:table-cell office:value-type="string" calcext:value-type="string">
            <text:p>Compra De Mercancias</text:p>
          </table:table-cell>
          <table:table-cell office:value-type="float" office:value="49086290.34" calcext:value-type="float">
            <text:p>4908629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40810</text:p>
          </table:table-cell>
          <table:table-cell office:value-type="string" calcext:value-type="string">
            <text:p>Gastos Y Servicios D</text:p>
          </table:table-cell>
          <table:table-cell office:value-type="float" office:value="52025533.87" calcext:value-type="float">
            <text:p>5202553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40841</text:p>
          </table:table-cell>
          <table:table-cell office:value-type="string" calcext:value-type="string">
            <text:p>Iva Teorico Debito</text:p>
          </table:table-cell>
          <table:table-cell office:value-type="float" office:value="266998" calcext:value-type="float">
            <text:p>266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40890</text:p>
          </table:table-cell>
          <table:table-cell office:value-type="string" calcext:value-type="string">
            <text:p>Iva X Pagar</text:p>
          </table:table-cell>
          <table:table-cell office:value-type="float" office:value="0" calcext:value-type="float">
            <text:p>0</text:p>
          </table:table-cell>
          <table:table-cell office:value-type="float" office:value="164630037.97" calcext:value-type="float">
            <text:p>164630037.97</text:p>
          </table:table-cell>
        </table:table-row>
        <table:table-row table:style-name="ro1">
          <table:table-cell/>
          <table:table-cell office:value-type="string" calcext:value-type="string">
            <text:p>241205</text:p>
          </table:table-cell>
          <table:table-cell office:value-type="string" calcext:value-type="string">
            <text:p>Impuesto De Industri</text:p>
          </table:table-cell>
          <table:table-cell office:value-type="float" office:value="0" calcext:value-type="float">
            <text:p>0</text:p>
          </table:table-cell>
          <table:table-cell office:value-type="float" office:value="27375370.75" calcext:value-type="float">
            <text:p>27375370.75</text:p>
          </table:table-cell>
        </table:table-row>
        <table:table-row table:style-name="ro1">
          <table:table-cell/>
          <table:table-cell office:value-type="string" calcext:value-type="string">
            <text:p>250505</text:p>
          </table:table-cell>
          <table:table-cell office:value-type="string" calcext:value-type="string">
            <text:p>Sueldos Por Pagar</text:p>
          </table:table-cell>
          <table:table-cell office:value-type="float" office:value="0" calcext:value-type="float">
            <text:p>0</text:p>
          </table:table-cell>
          <table:table-cell office:value-type="float" office:value="68652971" calcext:value-type="float">
            <text:p>68652971</text:p>
          </table:table-cell>
        </table:table-row>
        <table:table-row table:style-name="ro1">
          <table:table-cell/>
          <table:table-cell office:value-type="string" calcext:value-type="string">
            <text:p>251010</text:p>
          </table:table-cell>
          <table:table-cell office:value-type="string" calcext:value-type="string">
            <text:p>Cesantias Consolidad</text:p>
          </table:table-cell>
          <table:table-cell office:value-type="float" office:value="0" calcext:value-type="float">
            <text:p>0</text:p>
          </table:table-cell>
          <table:table-cell office:value-type="float" office:value="30468091" calcext:value-type="float">
            <text:p>30468091</text:p>
          </table:table-cell>
        </table:table-row>
        <table:table-row table:style-name="ro1">
          <table:table-cell/>
          <table:table-cell office:value-type="string" calcext:value-type="string">
            <text:p>251510</text:p>
          </table:table-cell>
          <table:table-cell office:value-type="string" calcext:value-type="string">
            <text:p>Intereses Sobre Cesa</text:p>
          </table:table-cell>
          <table:table-cell office:value-type="float" office:value="0" calcext:value-type="float">
            <text:p>0</text:p>
          </table:table-cell>
          <table:table-cell office:value-type="float" office:value="2584680" calcext:value-type="float">
            <text:p>2584680</text:p>
          </table:table-cell>
        </table:table-row>
        <table:table-row table:style-name="ro1">
          <table:table-cell/>
          <table:table-cell office:value-type="string" calcext:value-type="string">
            <text:p>252005</text:p>
          </table:table-cell>
          <table:table-cell office:value-type="string" calcext:value-type="string">
            <text:p>Prima Legal De Servi</text:p>
          </table:table-cell>
          <table:table-cell office:value-type="float" office:value="0" calcext:value-type="float">
            <text:p>0</text:p>
          </table:table-cell>
          <table:table-cell office:value-type="float" office:value="11606566" calcext:value-type="float">
            <text:p>11606566</text:p>
          </table:table-cell>
        </table:table-row>
        <table:table-row table:style-name="ro1">
          <table:table-cell/>
          <table:table-cell office:value-type="string" calcext:value-type="string">
            <text:p>252505</text:p>
          </table:table-cell>
          <table:table-cell office:value-type="string" calcext:value-type="string">
            <text:p>Vacaciones Consolida</text:p>
          </table:table-cell>
          <table:table-cell office:value-type="float" office:value="0" calcext:value-type="float">
            <text:p>0</text:p>
          </table:table-cell>
          <table:table-cell office:value-type="float" office:value="24541720" calcext:value-type="float">
            <text:p>24541720</text:p>
          </table:table-cell>
        </table:table-row>
        <table:table-row table:style-name="ro1">
          <table:table-cell/>
          <table:table-cell office:value-type="string" calcext:value-type="string">
            <text:p>261095</text:p>
          </table:table-cell>
          <table:table-cell office:value-type="string" calcext:value-type="string">
            <text:p>Cuenta Puente Eps</text:p>
          </table:table-cell>
          <table:table-cell office:value-type="float" office:value="0" calcext:value-type="float">
            <text:p>0</text:p>
          </table:table-cell>
          <table:table-cell office:value-type="float" office:value="3695107" calcext:value-type="float">
            <text:p>3695107</text:p>
          </table:table-cell>
        </table:table-row>
        <table:table-row table:style-name="ro1">
          <table:table-cell/>
          <table:table-cell office:value-type="string" calcext:value-type="string">
            <text:p>261095</text:p>
          </table:table-cell>
          <table:table-cell office:value-type="string" calcext:value-type="string">
            <text:p>Cuenta Puente Afp</text:p>
          </table:table-cell>
          <table:table-cell office:value-type="float" office:value="0" calcext:value-type="float">
            <text:p>0</text:p>
          </table:table-cell>
          <table:table-cell office:value-type="float" office:value="3764006" calcext:value-type="float">
            <text:p>3764006</text:p>
          </table:table-cell>
        </table:table-row>
        <table:table-row table:style-name="ro1">
          <table:table-cell/>
          <table:table-cell office:value-type="string" calcext:value-type="string">
            <text:p>261095</text:p>
          </table:table-cell>
          <table:table-cell office:value-type="string" calcext:value-type="string">
            <text:p>Cuenta Puente Fondo</text:p>
          </table:table-cell>
          <table:table-cell office:value-type="float" office:value="0" calcext:value-type="float">
            <text:p>0</text:p>
          </table:table-cell>
          <table:table-cell office:value-type="float" office:value="38607" calcext:value-type="float">
            <text:p>38607</text:p>
          </table:table-cell>
        </table:table-row>
        <table:table-row table:style-name="ro1">
          <table:table-cell/>
          <table:table-cell office:value-type="string" calcext:value-type="string">
            <text:p>269595</text:p>
          </table:table-cell>
          <table:table-cell office:value-type="string" calcext:value-type="string">
            <text:p>Entradas Por Legaliz</text:p>
          </table:table-cell>
          <table:table-cell office:value-type="float" office:value="0" calcext:value-type="float">
            <text:p>0</text:p>
          </table:table-cell>
          <table:table-cell office:value-type="float" office:value="330741577.05" calcext:value-type="float">
            <text:p>330741577.05</text:p>
          </table:table-cell>
        </table:table-row>
        <table:table-row table:style-name="ro1">
          <table:table-cell/>
          <table:table-cell office:value-type="string" calcext:value-type="string">
            <text:p>269595</text:p>
          </table:table-cell>
          <table:table-cell office:value-type="string" calcext:value-type="string">
            <text:p>Entrada X Importacion</text:p>
          </table:table-cell>
          <table:table-cell office:value-type="float" office:value="330791830.51" calcext:value-type="float">
            <text:p>33079183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10505</text:p>
          </table:table-cell>
          <table:table-cell office:value-type="string" calcext:value-type="string">
            <text:p>Capital Autorizado</text:p>
          </table:table-cell>
          <table:table-cell office:value-type="float" office:value="0" calcext:value-type="float">
            <text:p>0</text:p>
          </table:table-cell>
          <table:table-cell office:value-type="float" office:value="2100000000" calcext:value-type="float">
            <text:p>2100000000</text:p>
          </table:table-cell>
        </table:table-row>
        <table:table-row table:style-name="ro1">
          <table:table-cell/>
          <table:table-cell office:value-type="string" calcext:value-type="string">
            <text:p>310510</text:p>
          </table:table-cell>
          <table:table-cell office:value-type="string" calcext:value-type="string">
            <text:p>Capital Por Suscribi</text:p>
          </table:table-cell>
          <table:table-cell office:value-type="float" office:value="64450000" calcext:value-type="float">
            <text:p>644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20505</text:p>
          </table:table-cell>
          <table:table-cell office:value-type="string" calcext:value-type="string">
            <text:p>Prima En Colocacion</text:p>
          </table:table-cell>
          <table:table-cell office:value-type="float" office:value="0" calcext:value-type="float">
            <text:p>0</text:p>
          </table:table-cell>
          <table:table-cell office:value-type="float" office:value="2154150000" calcext:value-type="float">
            <text:p>2154150000</text:p>
          </table:table-cell>
        </table:table-row>
        <table:table-row table:style-name="ro1">
          <table:table-cell/>
          <table:table-cell office:value-type="string" calcext:value-type="string">
            <text:p>330505</text:p>
          </table:table-cell>
          <table:table-cell office:value-type="string" calcext:value-type="string">
            <text:p>Reserva Legal</text:p>
          </table:table-cell>
          <table:table-cell office:value-type="float" office:value="0" calcext:value-type="float">
            <text:p>0</text:p>
          </table:table-cell>
          <table:table-cell office:value-type="float" office:value="17499824.56" calcext:value-type="float">
            <text:p>17499824.56</text:p>
          </table:table-cell>
        </table:table-row>
        <table:table-row table:style-name="ro1">
          <table:table-cell/>
          <table:table-cell office:value-type="string" calcext:value-type="string">
            <text:p>360505</text:p>
          </table:table-cell>
          <table:table-cell office:value-type="string" calcext:value-type="string">
            <text:p>Utilidades Del Ejerc</text:p>
          </table:table-cell>
          <table:table-cell office:value-type="float" office:value="0" calcext:value-type="float">
            <text:p>0</text:p>
          </table:table-cell>
          <table:table-cell office:value-type="float" office:value="1649732783.85" calcext:value-type="float">
            <text:p>1649732783.85</text:p>
          </table:table-cell>
        </table:table-row>
        <table:table-row table:style-name="ro1">
          <table:table-cell/>
          <table:table-cell office:value-type="string" calcext:value-type="string">
            <text:p>361005</text:p>
          </table:table-cell>
          <table:table-cell office:value-type="string" calcext:value-type="string">
            <text:p>Perdida Del Ejercici</text:p>
          </table:table-cell>
          <table:table-cell office:value-type="float" office:value="3371114608.06" calcext:value-type="float">
            <text:p>337111460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71005</text:p>
          </table:table-cell>
          <table:table-cell office:value-type="string" calcext:value-type="string">
            <text:p>Perdidas Acumuladas</text:p>
          </table:table-cell>
          <table:table-cell office:value-type="float" office:value="430403895.04" calcext:value-type="float">
            <text:p>43040389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12050</text:p>
          </table:table-cell>
          <table:table-cell office:value-type="string" calcext:value-type="string">
            <text:p>Ventas Bandas Gravad</text:p>
          </table:table-cell>
          <table:table-cell office:value-type="float" office:value="0" calcext:value-type="float">
            <text:p>0</text:p>
          </table:table-cell>
          <table:table-cell office:value-type="float" office:value="896773720" calcext:value-type="float">
            <text:p>896773720</text:p>
          </table:table-cell>
        </table:table-row>
        <table:table-row table:style-name="ro1">
          <table:table-cell/>
          <table:table-cell office:value-type="string" calcext:value-type="string">
            <text:p>412050</text:p>
          </table:table-cell>
          <table:table-cell office:value-type="string" calcext:value-type="string">
            <text:p>Ventas Fundas Gravad</text:p>
          </table:table-cell>
          <table:table-cell office:value-type="float" office:value="0" calcext:value-type="float">
            <text:p>0</text:p>
          </table:table-cell>
          <table:table-cell office:value-type="float" office:value="2926347319" calcext:value-type="float">
            <text:p>2926347319</text:p>
          </table:table-cell>
        </table:table-row>
        <table:table-row table:style-name="ro1">
          <table:table-cell/>
          <table:table-cell office:value-type="string" calcext:value-type="string">
            <text:p>412050</text:p>
          </table:table-cell>
          <table:table-cell office:value-type="string" calcext:value-type="string">
            <text:p>Ventas Etiquetas Aut</text:p>
          </table:table-cell>
          <table:table-cell office:value-type="float" office:value="0" calcext:value-type="float">
            <text:p>0</text:p>
          </table:table-cell>
          <table:table-cell office:value-type="float" office:value="64828928" calcext:value-type="float">
            <text:p>64828928</text:p>
          </table:table-cell>
        </table:table-row>
        <table:table-row table:style-name="ro1">
          <table:table-cell/>
          <table:table-cell office:value-type="string" calcext:value-type="string">
            <text:p>412095</text:p>
          </table:table-cell>
          <table:table-cell office:value-type="string" calcext:value-type="string">
            <text:p>Maquila</text:p>
          </table:table-cell>
          <table:table-cell office:value-type="float" office:value="0" calcext:value-type="float">
            <text:p>0</text:p>
          </table:table-cell>
          <table:table-cell office:value-type="float" office:value="68605446" calcext:value-type="float">
            <text:p>68605446</text:p>
          </table:table-cell>
        </table:table-row>
        <table:table-row table:style-name="ro1">
          <table:table-cell/>
          <table:table-cell office:value-type="string" calcext:value-type="string">
            <text:p>412095</text:p>
          </table:table-cell>
          <table:table-cell office:value-type="string" calcext:value-type="string">
            <text:p>Otros Servicios</text:p>
          </table:table-cell>
          <table:table-cell office:value-type="float" office:value="0" calcext:value-type="float">
            <text:p>0</text:p>
          </table:table-cell>
          <table:table-cell office:value-type="float" office:value="104267810" calcext:value-type="float">
            <text:p>104267810</text:p>
          </table:table-cell>
        </table:table-row>
        <table:table-row table:style-name="ro1">
          <table:table-cell/>
          <table:table-cell office:value-type="string" calcext:value-type="string">
            <text:p>412095</text:p>
          </table:table-cell>
          <table:table-cell office:value-type="string" calcext:value-type="string">
            <text:p>Servicios No Gravado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/>
          <table:table-cell office:value-type="string" calcext:value-type="string">
            <text:p>413595</text:p>
          </table:table-cell>
          <table:table-cell office:value-type="string" calcext:value-type="string">
            <text:p>Productos Plasticos</text:p>
          </table:table-cell>
          <table:table-cell office:value-type="float" office:value="0" calcext:value-type="float">
            <text:p>0</text:p>
          </table:table-cell>
          <table:table-cell office:value-type="float" office:value="32687200" calcext:value-type="float">
            <text:p>32687200</text:p>
          </table:table-cell>
        </table:table-row>
        <table:table-row table:style-name="ro1">
          <table:table-cell/>
          <table:table-cell office:value-type="string" calcext:value-type="string">
            <text:p>417540</text:p>
          </table:table-cell>
          <table:table-cell office:value-type="string" calcext:value-type="string">
            <text:p>Devoluciones En Vent</text:p>
          </table:table-cell>
          <table:table-cell office:value-type="float" office:value="92682335" calcext:value-type="float">
            <text:p>9268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17540</text:p>
          </table:table-cell>
          <table:table-cell office:value-type="string" calcext:value-type="string">
            <text:p>Devoluciones En Serv</text:p>
          </table:table-cell>
          <table:table-cell office:value-type="float" office:value="12146193" calcext:value-type="float">
            <text:p>12146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17540</text:p>
          </table:table-cell>
          <table:table-cell office:value-type="string" calcext:value-type="string">
            <text:p>Devoluciones En Vent</text:p>
          </table:table-cell>
          <table:table-cell office:value-type="float" office:value="137698308" calcext:value-type="float">
            <text:p>137698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20510</text:p>
          </table:table-cell>
          <table:table-cell office:value-type="string" calcext:value-type="string">
            <text:p>Desperdicio Pvc</text:p>
          </table:table-cell>
          <table:table-cell office:value-type="float" office:value="0" calcext:value-type="float">
            <text:p>0</text:p>
          </table:table-cell>
          <table:table-cell office:value-type="float" office:value="2838067" calcext:value-type="float">
            <text:p>2838067</text:p>
          </table:table-cell>
        </table:table-row>
        <table:table-row table:style-name="ro1">
          <table:table-cell/>
          <table:table-cell office:value-type="string" calcext:value-type="string">
            <text:p>421005</text:p>
          </table:table-cell>
          <table:table-cell office:value-type="string" calcext:value-type="string">
            <text:p>Intereses</text:p>
          </table:table-cell>
          <table:table-cell office:value-type="float" office:value="0" calcext:value-type="float">
            <text:p>0</text:p>
          </table:table-cell>
          <table:table-cell office:value-type="float" office:value="313.52" calcext:value-type="float">
            <text:p>313.52</text:p>
          </table:table-cell>
        </table:table-row>
        <table:table-row table:style-name="ro1">
          <table:table-cell/>
          <table:table-cell office:value-type="string" calcext:value-type="string">
            <text:p>421020</text:p>
          </table:table-cell>
          <table:table-cell office:value-type="string" calcext:value-type="string">
            <text:p>Diferencia En Cambio</text:p>
          </table:table-cell>
          <table:table-cell office:value-type="float" office:value="0" calcext:value-type="float">
            <text:p>0</text:p>
          </table:table-cell>
          <table:table-cell office:value-type="float" office:value="660807" calcext:value-type="float">
            <text:p>660807</text:p>
          </table:table-cell>
        </table:table-row>
        <table:table-row table:style-name="ro1">
          <table:table-cell/>
          <table:table-cell office:value-type="string" calcext:value-type="string">
            <text:p>425020</text:p>
          </table:table-cell>
          <table:table-cell office:value-type="string" calcext:value-type="string">
            <text:p>Deudas Malas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/>
          <table:table-cell office:value-type="string" calcext:value-type="string">
            <text:p>425050</text:p>
          </table:table-cell>
          <table:table-cell office:value-type="string" calcext:value-type="string">
            <text:p>Recup. De Ctos Perio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425540</text:p>
          </table:table-cell>
          <table:table-cell office:value-type="string" calcext:value-type="string">
            <text:p>Incapacidades Recibi</text:p>
          </table:table-cell>
          <table:table-cell office:value-type="float" office:value="0" calcext:value-type="float">
            <text:p>0</text:p>
          </table:table-cell>
          <table:table-cell office:value-type="float" office:value="470867" calcext:value-type="float">
            <text:p>470867</text:p>
          </table:table-cell>
        </table:table-row>
        <table:table-row table:style-name="ro1">
          <table:table-cell/>
          <table:table-cell office:value-type="string" calcext:value-type="string">
            <text:p>426501</text:p>
          </table:table-cell>
          <table:table-cell office:value-type="string" calcext:value-type="string">
            <text:p>Ingresos De Ejercicio</text:p>
          </table:table-cell>
          <table:table-cell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/>
          <table:table-cell office:value-type="string" calcext:value-type="string">
            <text:p>429505</text:p>
          </table:table-cell>
          <table:table-cell office:value-type="string" calcext:value-type="string">
            <text:p>Aprovechamientos</text:p>
          </table:table-cell>
          <table:table-cell office:value-type="float" office:value="0" calcext:value-type="float">
            <text:p>0</text:p>
          </table:table-cell>
          <table:table-cell office:value-type="float" office:value="239020" calcext:value-type="float">
            <text:p>239020</text:p>
          </table:table-cell>
        </table:table-row>
        <table:table-row table:style-name="ro1">
          <table:table-cell/>
          <table:table-cell office:value-type="string" calcext:value-type="string">
            <text:p>429581</text:p>
          </table:table-cell>
          <table:table-cell office:value-type="string" calcext:value-type="string">
            <text:p>Ajuste Al Peso</text:p>
          </table:table-cell>
          <table:table-cell office:value-type="float" office:value="0" calcext:value-type="float">
            <text:p>0</text:p>
          </table:table-cell>
          <table:table-cell office:value-type="float" office:value="29358.99" calcext:value-type="float">
            <text:p>29358.99</text:p>
          </table:table-cell>
        </table:table-row>
        <table:table-row table:style-name="ro1">
          <table:table-cell/>
          <table:table-cell office:value-type="string" calcext:value-type="string">
            <text:p>510506</text:p>
          </table:table-cell>
          <table:table-cell office:value-type="string" calcext:value-type="string">
            <text:p>Sueldos</text:p>
          </table:table-cell>
          <table:table-cell office:value-type="float" office:value="218709800" calcext:value-type="float">
            <text:p>218709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15</text:p>
          </table:table-cell>
          <table:table-cell office:value-type="string" calcext:value-type="string">
            <text:p>Horas Extras</text:p>
          </table:table-cell>
          <table:table-cell office:value-type="float" office:value="246875" calcext:value-type="float">
            <text:p>24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24</text:p>
          </table:table-cell>
          <table:table-cell office:value-type="string" calcext:value-type="string">
            <text:p>Incapacidades</text:p>
          </table:table-cell>
          <table:table-cell office:value-type="float" office:value="607717" calcext:value-type="float">
            <text:p>607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27</text:p>
          </table:table-cell>
          <table:table-cell office:value-type="string" calcext:value-type="string">
            <text:p>Auxilio De Tranporte</text:p>
          </table:table-cell>
          <table:table-cell office:value-type="float" office:value="3374543" calcext:value-type="float">
            <text:p>3374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30</text:p>
          </table:table-cell>
          <table:table-cell office:value-type="string" calcext:value-type="string">
            <text:p>Cesantias</text:p>
          </table:table-cell>
          <table:table-cell office:value-type="float" office:value="7040942" calcext:value-type="float">
            <text:p>704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33</text:p>
          </table:table-cell>
          <table:table-cell office:value-type="string" calcext:value-type="string">
            <text:p>Intereses Sobre Cesa</text:p>
          </table:table-cell>
          <table:table-cell office:value-type="float" office:value="575146" calcext:value-type="float">
            <text:p>575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36</text:p>
          </table:table-cell>
          <table:table-cell office:value-type="string" calcext:value-type="string">
            <text:p>Prima De Servicios</text:p>
          </table:table-cell>
          <table:table-cell office:value-type="float" office:value="7040942" calcext:value-type="float">
            <text:p>704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39</text:p>
          </table:table-cell>
          <table:table-cell office:value-type="string" calcext:value-type="string">
            <text:p>Vacaciones</text:p>
          </table:table-cell>
          <table:table-cell office:value-type="float" office:value="10392148" calcext:value-type="float">
            <text:p>1039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51</text:p>
          </table:table-cell>
          <table:table-cell office:value-type="string" calcext:value-type="string">
            <text:p>Dotacion Laboral</text:p>
          </table:table-cell>
          <table:table-cell office:value-type="float" office:value="120121" calcext:value-type="float">
            <text:p>12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68</text:p>
          </table:table-cell>
          <table:table-cell office:value-type="string" calcext:value-type="string">
            <text:p>Aportes A Las A.R.P.</text:p>
          </table:table-cell>
          <table:table-cell office:value-type="float" office:value="961242" calcext:value-type="float">
            <text:p>96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69</text:p>
          </table:table-cell>
          <table:table-cell office:value-type="string" calcext:value-type="string">
            <text:p>Aportes A Entidades</text:p>
          </table:table-cell>
          <table:table-cell office:value-type="float" office:value="8756371" calcext:value-type="float">
            <text:p>8756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70</text:p>
          </table:table-cell>
          <table:table-cell office:value-type="string" calcext:value-type="string">
            <text:p>Aportes A Fondos De</text:p>
          </table:table-cell>
          <table:table-cell office:value-type="float" office:value="21765604" calcext:value-type="float">
            <text:p>21765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72</text:p>
          </table:table-cell>
          <table:table-cell office:value-type="string" calcext:value-type="string">
            <text:p>Caja De Compensacion</text:p>
          </table:table-cell>
          <table:table-cell office:value-type="float" office:value="7145500" calcext:value-type="float">
            <text:p>714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75</text:p>
          </table:table-cell>
          <table:table-cell office:value-type="string" calcext:value-type="string">
            <text:p>I.C.B.F.</text:p>
          </table:table-cell>
          <table:table-cell office:value-type="float" office:value="2829300" calcext:value-type="float">
            <text:p>2829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78</text:p>
          </table:table-cell>
          <table:table-cell office:value-type="string" calcext:value-type="string">
            <text:p>Sena</text:p>
          </table:table-cell>
          <table:table-cell office:value-type="float" office:value="1886700" calcext:value-type="float">
            <text:p>1886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84</text:p>
          </table:table-cell>
          <table:table-cell office:value-type="string" calcext:value-type="string">
            <text:p>Botiquin</text:p>
          </table:table-cell>
          <table:table-cell office:value-type="float" office:value="58319" calcext:value-type="float">
            <text:p>58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84</text:p>
          </table:table-cell>
          <table:table-cell office:value-type="string" calcext:value-type="string">
            <text:p>Examenes Medicos De</text:p>
          </table:table-cell>
          <table:table-cell office:value-type="float" office:value="373550" calcext:value-type="float">
            <text:p>373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95</text:p>
          </table:table-cell>
          <table:table-cell office:value-type="string" calcext:value-type="string">
            <text:p>Obsequios A Empledos</text:p>
          </table:table-cell>
          <table:table-cell office:value-type="float" office:value="1433669.5" calcext:value-type="float">
            <text:p>143366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0595</text:p>
          </table:table-cell>
          <table:table-cell office:value-type="string" calcext:value-type="string">
            <text:p>Cuota De Aprendiz Se</text:p>
          </table:table-cell>
          <table:table-cell office:value-type="float" office:value="5432666" calcext:value-type="float">
            <text:p>543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1010</text:p>
          </table:table-cell>
          <table:table-cell office:value-type="string" calcext:value-type="string">
            <text:p>Revisoria Fiscal</text:p>
          </table:table-cell>
          <table:table-cell office:value-type="float" office:value="12600000" calcext:value-type="float">
            <text:p>12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1025</text:p>
          </table:table-cell>
          <table:table-cell office:value-type="string" calcext:value-type="string">
            <text:p>Asesoria Juridica</text:p>
          </table:table-cell>
          <table:table-cell office:value-type="float" office:value="15791000" calcext:value-type="float">
            <text:p>1579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1035</text:p>
          </table:table-cell>
          <table:table-cell office:value-type="string" calcext:value-type="string">
            <text:p>Asesoria Tecnica</text:p>
          </table:table-cell>
          <table:table-cell office:value-type="float" office:value="27044000" calcext:value-type="float">
            <text:p>2704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1540</text:p>
          </table:table-cell>
          <table:table-cell office:value-type="string" calcext:value-type="string">
            <text:p>Contribucion Movimie</text:p>
          </table:table-cell>
          <table:table-cell office:value-type="float" office:value="20808177.98" calcext:value-type="float">
            <text:p>2080817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2010</text:p>
          </table:table-cell>
          <table:table-cell office:value-type="string" calcext:value-type="string">
            <text:p>Arrendamiento Bodega</text:p>
          </table:table-cell>
          <table:table-cell office:value-type="float" office:value="8200125" calcext:value-type="float">
            <text:p>820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2025</text:p>
          </table:table-cell>
          <table:table-cell office:value-type="string" calcext:value-type="string">
            <text:p>Equipo De Computo</text:p>
          </table:table-cell>
          <table:table-cell office:value-type="float" office:value="4130000" calcext:value-type="float">
            <text:p>41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2510</text:p>
          </table:table-cell>
          <table:table-cell office:value-type="string" calcext:value-type="string">
            <text:p>Afiliacion Y Sosteni</text:p>
          </table:table-cell>
          <table:table-cell office:value-type="float" office:value="3384000" calcext:value-type="float">
            <text:p>338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005</text:p>
          </table:table-cell>
          <table:table-cell office:value-type="string" calcext:value-type="string">
            <text:p>Manejo Global Del Cl</text:p>
          </table:table-cell>
          <table:table-cell office:value-type="float" office:value="225616" calcext:value-type="float">
            <text:p>22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020</text:p>
          </table:table-cell>
          <table:table-cell office:value-type="string" calcext:value-type="string">
            <text:p>Seguro De Vida</text:p>
          </table:table-cell>
          <table:table-cell office:value-type="float" office:value="365216" calcext:value-type="float">
            <text:p>365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060</text:p>
          </table:table-cell>
          <table:table-cell office:value-type="string" calcext:value-type="string">
            <text:p>Resp.Civil Extracont</text:p>
          </table:table-cell>
          <table:table-cell office:value-type="float" office:value="196336" calcext:value-type="float">
            <text:p>196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095</text:p>
          </table:table-cell>
          <table:table-cell office:value-type="string" calcext:value-type="string">
            <text:p>Todo Riesgo Danos Ma</text:p>
          </table:table-cell>
          <table:table-cell office:value-type="float" office:value="682587" calcext:value-type="float">
            <text:p>68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05</text:p>
          </table:table-cell>
          <table:table-cell office:value-type="string" calcext:value-type="string">
            <text:p>Aseo</text:p>
          </table:table-cell>
          <table:table-cell office:value-type="float" office:value="7330000" calcext:value-type="float">
            <text:p>73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15</text:p>
          </table:table-cell>
          <table:table-cell office:value-type="string" calcext:value-type="string">
            <text:p>Asistencia Tecnica</text:p>
          </table:table-cell>
          <table:table-cell office:value-type="float" office:value="20217347" calcext:value-type="float">
            <text:p>2021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20</text:p>
          </table:table-cell>
          <table:table-cell office:value-type="string" calcext:value-type="string">
            <text:p>Procesamiento Electr</text:p>
          </table:table-cell>
          <table:table-cell office:value-type="float" office:value="13387892.2" calcext:value-type="float">
            <text:p>1338789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30</text:p>
          </table:table-cell>
          <table:table-cell office:value-type="string" calcext:value-type="string">
            <text:p>Energia Electrica</text:p>
          </table:table-cell>
          <table:table-cell office:value-type="float" office:value="9790000" calcext:value-type="float">
            <text:p>97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35</text:p>
          </table:table-cell>
          <table:table-cell office:value-type="string" calcext:value-type="string">
            <text:p>Telefono</text:p>
          </table:table-cell>
          <table:table-cell office:value-type="float" office:value="57008" calcext:value-type="float">
            <text:p>57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35</text:p>
          </table:table-cell>
          <table:table-cell office:value-type="string" calcext:value-type="string">
            <text:p>Celulares</text:p>
          </table:table-cell>
          <table:table-cell office:value-type="float" office:value="49854" calcext:value-type="float">
            <text:p>49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35</text:p>
          </table:table-cell>
          <table:table-cell office:value-type="string" calcext:value-type="string">
            <text:p>Internet</text:p>
          </table:table-cell>
          <table:table-cell office:value-type="float" office:value="3571598" calcext:value-type="float">
            <text:p>357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40</text:p>
          </table:table-cell>
          <table:table-cell office:value-type="string" calcext:value-type="string">
            <text:p>Correo, Portes Y Tel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50</text:p>
          </table:table-cell>
          <table:table-cell office:value-type="string" calcext:value-type="string">
            <text:p>Transporte, Fletes Y</text:p>
          </table:table-cell>
          <table:table-cell office:value-type="float" office:value="21200" calcext:value-type="float">
            <text:p>2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95</text:p>
          </table:table-cell>
          <table:table-cell office:value-type="string" calcext:value-type="string">
            <text:p>Otros Servicios</text:p>
          </table:table-cell>
          <table:table-cell office:value-type="float" office:value="3542069.23" calcext:value-type="float">
            <text:p>354206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3595</text:p>
          </table:table-cell>
          <table:table-cell office:value-type="string" calcext:value-type="string">
            <text:p>Servicios Tecnicos D</text:p>
          </table:table-cell>
          <table:table-cell office:value-type="float" office:value="550894" calcext:value-type="float">
            <text:p>55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4010</text:p>
          </table:table-cell>
          <table:table-cell office:value-type="string" calcext:value-type="string">
            <text:p>Registro Mercantil</text:p>
          </table:table-cell>
          <table:table-cell office:value-type="float" office:value="2462000" calcext:value-type="float">
            <text:p>246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4015</text:p>
          </table:table-cell>
          <table:table-cell office:value-type="string" calcext:value-type="string">
            <text:p>Tramites Y Licencias</text:p>
          </table:table-cell>
          <table:table-cell office:value-type="float" office:value="429200" calcext:value-type="float">
            <text:p>4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4520</text:p>
          </table:table-cell>
          <table:table-cell office:value-type="string" calcext:value-type="string">
            <text:p>Equipo Oficina</text:p>
          </table:table-cell>
          <table:table-cell office:value-type="float" office:value="1480000" calcext:value-type="float">
            <text:p>148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4525</text:p>
          </table:table-cell>
          <table:table-cell office:value-type="string" calcext:value-type="string">
            <text:p>Equipo De Computo Y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5005</text:p>
          </table:table-cell>
          <table:table-cell office:value-type="string" calcext:value-type="string">
            <text:p>Instalaciones Electr</text:p>
          </table:table-cell>
          <table:table-cell office:value-type="float" office:value="69537" calcext:value-type="float">
            <text:p>69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5015</text:p>
          </table:table-cell>
          <table:table-cell office:value-type="string" calcext:value-type="string">
            <text:p>Reparaciones Locativ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5505</text:p>
          </table:table-cell>
          <table:table-cell office:value-type="string" calcext:value-type="string">
            <text:p>Alojamiento Y Manute</text:p>
          </table:table-cell>
          <table:table-cell office:value-type="float" office:value="520000" calcext:value-type="float">
            <text:p>5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5515</text:p>
          </table:table-cell>
          <table:table-cell office:value-type="string" calcext:value-type="string">
            <text:p>Pasajes Aereos</text:p>
          </table:table-cell>
          <table:table-cell office:value-type="float" office:value="1867900" calcext:value-type="float">
            <text:p>1867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520</text:p>
          </table:table-cell>
          <table:table-cell office:value-type="string" calcext:value-type="string">
            <text:p>Atencion A Empleados</text:p>
          </table:table-cell>
          <table:table-cell office:value-type="float" office:value="1748311" calcext:value-type="float">
            <text:p>1748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525</text:p>
          </table:table-cell>
          <table:table-cell office:value-type="string" calcext:value-type="string">
            <text:p>Elementos De Aseo Y</text:p>
          </table:table-cell>
          <table:table-cell office:value-type="float" office:value="159618" calcext:value-type="float">
            <text:p>159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530</text:p>
          </table:table-cell>
          <table:table-cell office:value-type="string" calcext:value-type="string">
            <text:p>Autenticaciones</text:p>
          </table:table-cell>
          <table:table-cell office:value-type="float" office:value="543010" calcext:value-type="float">
            <text:p>54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530</text:p>
          </table:table-cell>
          <table:table-cell office:value-type="string" calcext:value-type="string">
            <text:p>Utiles,Papeleria Y F</text:p>
          </table:table-cell>
          <table:table-cell office:value-type="float" office:value="1152858.39" calcext:value-type="float">
            <text:p>115285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545</text:p>
          </table:table-cell>
          <table:table-cell office:value-type="string" calcext:value-type="string">
            <text:p>Taxis Y Buses</text:p>
          </table:table-cell>
          <table:table-cell office:value-type="float" office:value="247340" calcext:value-type="float">
            <text:p>247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560</text:p>
          </table:table-cell>
          <table:table-cell office:value-type="string" calcext:value-type="string">
            <text:p>Casino Y Restaurante</text:p>
          </table:table-cell>
          <table:table-cell office:value-type="float" office:value="279500" calcext:value-type="float">
            <text:p>27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595</text:p>
          </table:table-cell>
          <table:table-cell office:value-type="string" calcext:value-type="string">
            <text:p>Enseres Menores</text:p>
          </table:table-cell>
          <table:table-cell office:value-type="float" office:value="478991" calcext:value-type="float">
            <text:p>478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595</text:p>
          </table:table-cell>
          <table:table-cell office:value-type="string" calcext:value-type="string">
            <text:p>Otros</text:p>
          </table:table-cell>
          <table:table-cell office:value-type="float" office:value="533135" calcext:value-type="float">
            <text:p>53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19915</text:p>
          </table:table-cell>
          <table:table-cell office:value-type="string" calcext:value-type="string">
            <text:p>Equipo De Computo Y</text:p>
          </table:table-cell>
          <table:table-cell office:value-type="float" office:value="46218" calcext:value-type="float">
            <text:p>46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06</text:p>
          </table:table-cell>
          <table:table-cell office:value-type="string" calcext:value-type="string">
            <text:p>Sueldos</text:p>
          </table:table-cell>
          <table:table-cell office:value-type="float" office:value="41304591" calcext:value-type="float">
            <text:p>41304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18</text:p>
          </table:table-cell>
          <table:table-cell office:value-type="string" calcext:value-type="string">
            <text:p>Comisiones</text:p>
          </table:table-cell>
          <table:table-cell office:value-type="float" office:value="36300828" calcext:value-type="float">
            <text:p>3630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24</text:p>
          </table:table-cell>
          <table:table-cell office:value-type="string" calcext:value-type="string">
            <text:p>Incapacidades</text:p>
          </table:table-cell>
          <table:table-cell office:value-type="float" office:value="154666" calcext:value-type="float">
            <text:p>154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27</text:p>
          </table:table-cell>
          <table:table-cell office:value-type="string" calcext:value-type="string">
            <text:p>Auxilio De Transport</text:p>
          </table:table-cell>
          <table:table-cell office:value-type="float" office:value="810828" calcext:value-type="float">
            <text:p>81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30</text:p>
          </table:table-cell>
          <table:table-cell office:value-type="string" calcext:value-type="string">
            <text:p>Cesantias</text:p>
          </table:table-cell>
          <table:table-cell office:value-type="float" office:value="4450208" calcext:value-type="float">
            <text:p>445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33</text:p>
          </table:table-cell>
          <table:table-cell office:value-type="string" calcext:value-type="string">
            <text:p>Intereses De Cesanti</text:p>
          </table:table-cell>
          <table:table-cell office:value-type="float" office:value="464646" calcext:value-type="float">
            <text:p>464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36</text:p>
          </table:table-cell>
          <table:table-cell office:value-type="string" calcext:value-type="string">
            <text:p>Prima De Servicios</text:p>
          </table:table-cell>
          <table:table-cell office:value-type="float" office:value="4459204" calcext:value-type="float">
            <text:p>445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39</text:p>
          </table:table-cell>
          <table:table-cell office:value-type="string" calcext:value-type="string">
            <text:p>Vacaciones</text:p>
          </table:table-cell>
          <table:table-cell office:value-type="float" office:value="2894830" calcext:value-type="float">
            <text:p>2894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51</text:p>
          </table:table-cell>
          <table:table-cell office:value-type="string" calcext:value-type="string">
            <text:p>Dotacion Laboral</text:p>
          </table:table-cell>
          <table:table-cell office:value-type="float" office:value="2856200" calcext:value-type="float">
            <text:p>2856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68</text:p>
          </table:table-cell>
          <table:table-cell office:value-type="string" calcext:value-type="string">
            <text:p>Aportes A Las A.R.P.</text:p>
          </table:table-cell>
          <table:table-cell office:value-type="float" office:value="424800" calcext:value-type="float">
            <text:p>424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69</text:p>
          </table:table-cell>
          <table:table-cell office:value-type="string" calcext:value-type="string">
            <text:p>Aportes A Administra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70</text:p>
          </table:table-cell>
          <table:table-cell office:value-type="string" calcext:value-type="string">
            <text:p>Aportes A Fondos De</text:p>
          </table:table-cell>
          <table:table-cell office:value-type="float" office:value="6653879" calcext:value-type="float">
            <text:p>665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72</text:p>
          </table:table-cell>
          <table:table-cell office:value-type="string" calcext:value-type="string">
            <text:p>Aportes A Cajas De C</text:p>
          </table:table-cell>
          <table:table-cell office:value-type="float" office:value="2177100" calcext:value-type="float">
            <text:p>2177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0584</text:p>
          </table:table-cell>
          <table:table-cell office:value-type="string" calcext:value-type="string">
            <text:p>Examenes Medicos De</text:p>
          </table:table-cell>
          <table:table-cell office:value-type="float" office:value="48650" calcext:value-type="float">
            <text:p>48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1035</text:p>
          </table:table-cell>
          <table:table-cell office:value-type="string" calcext:value-type="string">
            <text:p>Asesoria Tecnica</text:p>
          </table:table-cell>
          <table:table-cell office:value-type="float" office:value="547250" calcext:value-type="float">
            <text:p>547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1505</text:p>
          </table:table-cell>
          <table:table-cell office:value-type="string" calcext:value-type="string">
            <text:p>Industria Y Comercio</text:p>
          </table:table-cell>
          <table:table-cell office:value-type="float" office:value="31264189.2" calcext:value-type="float">
            <text:p>3126418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1595</text:p>
          </table:table-cell>
          <table:table-cell office:value-type="string" calcext:value-type="string">
            <text:p>Alumbrado Publico</text:p>
          </table:table-cell>
          <table:table-cell office:value-type="float" office:value="6343046" calcext:value-type="float">
            <text:p>634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2010</text:p>
          </table:table-cell>
          <table:table-cell office:value-type="string" calcext:value-type="string">
            <text:p>Arrendamiento Bodega</text:p>
          </table:table-cell>
          <table:table-cell office:value-type="float" office:value="2396748" calcext:value-type="float">
            <text:p>2396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005</text:p>
          </table:table-cell>
          <table:table-cell office:value-type="string" calcext:value-type="string">
            <text:p>Manejo Global Comerc</text:p>
          </table:table-cell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060</text:p>
          </table:table-cell>
          <table:table-cell office:value-type="string" calcext:value-type="string">
            <text:p>Resp.Civil Extracontr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530</text:p>
          </table:table-cell>
          <table:table-cell office:value-type="string" calcext:value-type="string">
            <text:p>Energia Electrica</text:p>
          </table:table-cell>
          <table:table-cell office:value-type="float" office:value="3010000" calcext:value-type="float">
            <text:p>30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535</text:p>
          </table:table-cell>
          <table:table-cell office:value-type="string" calcext:value-type="string">
            <text:p>Telefono</text:p>
          </table:table-cell>
          <table:table-cell office:value-type="float" office:value="1048947" calcext:value-type="float">
            <text:p>1048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535</text:p>
          </table:table-cell>
          <table:table-cell office:value-type="string" calcext:value-type="string">
            <text:p>Celulares</text:p>
          </table:table-cell>
          <table:table-cell office:value-type="float" office:value="1173114.16" calcext:value-type="float">
            <text:p>117311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535</text:p>
          </table:table-cell>
          <table:table-cell office:value-type="string" calcext:value-type="string">
            <text:p>Internet</text:p>
          </table:table-cell>
          <table:table-cell office:value-type="float" office:value="62770" calcext:value-type="float">
            <text:p>6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540</text:p>
          </table:table-cell>
          <table:table-cell office:value-type="string" calcext:value-type="string">
            <text:p>Correo Portes Y Tele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550</text:p>
          </table:table-cell>
          <table:table-cell office:value-type="string" calcext:value-type="string">
            <text:p>Transporte Fletes Y</text:p>
          </table:table-cell>
          <table:table-cell office:value-type="float" office:value="78399157" calcext:value-type="float">
            <text:p>78399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560</text:p>
          </table:table-cell>
          <table:table-cell office:value-type="string" calcext:value-type="string">
            <text:p>Publicidad Propagand</text:p>
          </table:table-cell>
          <table:table-cell office:value-type="float" office:value="7473474.14" calcext:value-type="float">
            <text:p>747347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3595</text:p>
          </table:table-cell>
          <table:table-cell office:value-type="string" calcext:value-type="string">
            <text:p>Otros Servicios</text:p>
          </table:table-cell>
          <table:table-cell office:value-type="float" office:value="62608" calcext:value-type="float">
            <text:p>6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4515</text:p>
          </table:table-cell>
          <table:table-cell office:value-type="string" calcext:value-type="string">
            <text:p>Maquinaria Y Equipo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5005</text:p>
          </table:table-cell>
          <table:table-cell office:value-type="string" calcext:value-type="string">
            <text:p>Instalaciones Electr</text:p>
          </table:table-cell>
          <table:table-cell office:value-type="float" office:value="41933" calcext:value-type="float">
            <text:p>4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5520</text:p>
          </table:table-cell>
          <table:table-cell office:value-type="string" calcext:value-type="string">
            <text:p>Peajes</text:p>
          </table:table-cell>
          <table:table-cell office:value-type="float" office:value="39300" calcext:value-type="float">
            <text:p>39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5520</text:p>
          </table:table-cell>
          <table:table-cell office:value-type="string" calcext:value-type="string">
            <text:p>Gasolina</text:p>
          </table:table-cell>
          <table:table-cell office:value-type="float" office:value="507733" calcext:value-type="float">
            <text:p>507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6515</text:p>
          </table:table-cell>
          <table:table-cell office:value-type="string" calcext:value-type="string">
            <text:p>Amortizacion Cyreles</text:p>
          </table:table-cell>
          <table:table-cell office:value-type="float" office:value="46165173" calcext:value-type="float">
            <text:p>46165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05</text:p>
          </table:table-cell>
          <table:table-cell office:value-type="string" calcext:value-type="string">
            <text:p>Comisiones</text:p>
          </table:table-cell>
          <table:table-cell office:value-type="float" office:value="35194745" calcext:value-type="float">
            <text:p>35194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30</text:p>
          </table:table-cell>
          <table:table-cell office:value-type="string" calcext:value-type="string">
            <text:p>Utiles Papeleria Y F</text:p>
          </table:table-cell>
          <table:table-cell office:value-type="float" office:value="126887" calcext:value-type="float">
            <text:p>12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35</text:p>
          </table:table-cell>
          <table:table-cell office:value-type="string" calcext:value-type="string">
            <text:p>Combustibles Y Lubri</text:p>
          </table:table-cell>
          <table:table-cell office:value-type="float" office:value="8111469" calcext:value-type="float">
            <text:p>811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45</text:p>
          </table:table-cell>
          <table:table-cell office:value-type="string" calcext:value-type="string">
            <text:p>Taxis Y Buses</text:p>
          </table:table-cell>
          <table:table-cell office:value-type="float" office:value="69510" calcext:value-type="float">
            <text:p>69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60</text:p>
          </table:table-cell>
          <table:table-cell office:value-type="string" calcext:value-type="string">
            <text:p>Casino Y Restaurante</text:p>
          </table:table-cell>
          <table:table-cell office:value-type="float" office:value="38500" calcext:value-type="float">
            <text:p>38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95</text:p>
          </table:table-cell>
          <table:table-cell office:value-type="string" calcext:value-type="string">
            <text:p>Muestras Para Client</text:p>
          </table:table-cell>
          <table:table-cell office:value-type="float" office:value="18121862.18" calcext:value-type="float">
            <text:p>1812186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95</text:p>
          </table:table-cell>
          <table:table-cell office:value-type="string" calcext:value-type="string">
            <text:p>Enseres Menores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95</text:p>
          </table:table-cell>
          <table:table-cell office:value-type="string" calcext:value-type="string">
            <text:p>Devolucion P.T. Clie</text:p>
          </table:table-cell>
          <table:table-cell office:value-type="float" office:value="423.13" calcext:value-type="float">
            <text:p>42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95</text:p>
          </table:table-cell>
          <table:table-cell office:value-type="string" calcext:value-type="string">
            <text:p>Peajes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95</text:p>
          </table:table-cell>
          <table:table-cell office:value-type="string" calcext:value-type="string">
            <text:p>Obsolescencia Por In</text:p>
          </table:table-cell>
          <table:table-cell office:value-type="float" office:value="10276565.78" calcext:value-type="float">
            <text:p>1027656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29595</text:p>
          </table:table-cell>
          <table:table-cell office:value-type="string" calcext:value-type="string">
            <text:p>Ajuste Al Peso</text:p>
          </table:table-cell>
          <table:table-cell office:value-type="float" office:value="412.13" calcext:value-type="float">
            <text:p>41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05</text:p>
          </table:table-cell>
          <table:table-cell office:value-type="string" calcext:value-type="string">
            <text:p>Gtos Bancarios Admon</text:p>
          </table:table-cell>
          <table:table-cell office:value-type="float" office:value="97592" calcext:value-type="float">
            <text:p>9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05</text:p>
          </table:table-cell>
          <table:table-cell office:value-type="string" calcext:value-type="string">
            <text:p>Gastos Bancarios</text:p>
          </table:table-cell>
          <table:table-cell office:value-type="float" office:value="6542503.7" calcext:value-type="float">
            <text:p>654250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15</text:p>
          </table:table-cell>
          <table:table-cell office:value-type="string" calcext:value-type="string">
            <text:p>Comisiones Admon Ant</text:p>
          </table:table-cell>
          <table:table-cell office:value-type="float" office:value="78677" calcext:value-type="float">
            <text:p>7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15</text:p>
          </table:table-cell>
          <table:table-cell office:value-type="string" calcext:value-type="string">
            <text:p>Fondo Nal. De Garant</text:p>
          </table:table-cell>
          <table:table-cell office:value-type="float" office:value="4217984" calcext:value-type="float">
            <text:p>421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15</text:p>
          </table:table-cell>
          <table:table-cell office:value-type="string" calcext:value-type="string">
            <text:p>Comisiones Bancarias</text:p>
          </table:table-cell>
          <table:table-cell office:value-type="float" office:value="8303931.01" calcext:value-type="float">
            <text:p>830393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20</text:p>
          </table:table-cell>
          <table:table-cell office:value-type="string" calcext:value-type="string">
            <text:p>Intereses Bancarios</text:p>
          </table:table-cell>
          <table:table-cell office:value-type="float" office:value="62277748.84" calcext:value-type="float">
            <text:p>6227774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20</text:p>
          </table:table-cell>
          <table:table-cell office:value-type="string" calcext:value-type="string">
            <text:p>Intereses Por Mora</text:p>
          </table:table-cell>
          <table:table-cell office:value-type="float" office:value="51681635.89" calcext:value-type="float">
            <text:p>5168163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20</text:p>
          </table:table-cell>
          <table:table-cell office:value-type="string" calcext:value-type="string">
            <text:p>Intereses Por Sobreg</text:p>
          </table:table-cell>
          <table:table-cell office:value-type="float" office:value="3177086.94" calcext:value-type="float">
            <text:p>317708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20</text:p>
          </table:table-cell>
          <table:table-cell office:value-type="string" calcext:value-type="string">
            <text:p>Intereses Presuntivo</text:p>
          </table:table-cell>
          <table:table-cell office:value-type="float" office:value="1073595" calcext:value-type="float">
            <text:p>1073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20</text:p>
          </table:table-cell>
          <table:table-cell office:value-type="string" calcext:value-type="string">
            <text:p>Intereses Cte De Fin</text:p>
          </table:table-cell>
          <table:table-cell office:value-type="float" office:value="6776767.55" calcext:value-type="float">
            <text:p>677676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25</text:p>
          </table:table-cell>
          <table:table-cell office:value-type="string" calcext:value-type="string">
            <text:p>Diferencia En Cambio</text:p>
          </table:table-cell>
          <table:table-cell office:value-type="float" office:value="157929.82" calcext:value-type="float">
            <text:p>15792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0535</text:p>
          </table:table-cell>
          <table:table-cell office:value-type="string" calcext:value-type="string">
            <text:p>Descuentos Comercial</text:p>
          </table:table-cell>
          <table:table-cell office:value-type="float" office:value="11434813.1" calcext:value-type="float">
            <text:p>1143481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1035</text:p>
          </table:table-cell>
          <table:table-cell office:value-type="string" calcext:value-type="string">
            <text:p>Baja Inv Materia Pri</text:p>
          </table:table-cell>
          <table:table-cell office:value-type="float" office:value="23466182.56" calcext:value-type="float">
            <text:p>2346618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1035</text:p>
          </table:table-cell>
          <table:table-cell office:value-type="string" calcext:value-type="string">
            <text:p>Baja Inv Producto Te</text:p>
          </table:table-cell>
          <table:table-cell office:value-type="float" office:value="752341.13" calcext:value-type="float">
            <text:p>75234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1515</text:p>
          </table:table-cell>
          <table:table-cell office:value-type="string" calcext:value-type="string">
            <text:p>Costos Y Gastos De E</text:p>
          </table:table-cell>
          <table:table-cell office:value-type="float" office:value="39983411" calcext:value-type="float">
            <text:p>3998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1520</text:p>
          </table:table-cell>
          <table:table-cell office:value-type="string" calcext:value-type="string">
            <text:p>Sobretasa Al Imporr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1520</text:p>
          </table:table-cell>
          <table:table-cell office:value-type="string" calcext:value-type="string">
            <text:p>Impuestos Asumidos:I</text:p>
          </table:table-cell>
          <table:table-cell office:value-type="float" office:value="9062027.64" calcext:value-type="float">
            <text:p>906202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1520</text:p>
          </table:table-cell>
          <table:table-cell office:value-type="string" calcext:value-type="string">
            <text:p>Impuestos Asumidos R</text:p>
          </table:table-cell>
          <table:table-cell office:value-type="float" office:value="327131.44" calcext:value-type="float">
            <text:p>32713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1595</text:p>
          </table:table-cell>
          <table:table-cell office:value-type="string" calcext:value-type="string">
            <text:p>Gastos No Deducibles</text:p>
          </table:table-cell>
          <table:table-cell office:value-type="float" office:value="730168.34" calcext:value-type="float">
            <text:p>73016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9520</text:p>
          </table:table-cell>
          <table:table-cell office:value-type="string" calcext:value-type="string">
            <text:p>Sancion Impuestos Mu</text:p>
          </table:table-cell>
          <table:table-cell office:value-type="float" office:value="848000" calcext:value-type="float">
            <text:p>84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9520</text:p>
          </table:table-cell>
          <table:table-cell office:value-type="string" calcext:value-type="string">
            <text:p>Sancion Impuestos Na</text:p>
          </table:table-cell>
          <table:table-cell office:value-type="float" office:value="561000" calcext:value-type="float">
            <text:p>56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39595</text:p>
          </table:table-cell>
          <table:table-cell office:value-type="string" calcext:value-type="string">
            <text:p>Ajustes Al Peso</text:p>
          </table:table-cell>
          <table:table-cell office:value-type="float" office:value="93552.84" calcext:value-type="float">
            <text:p>9355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12050</text:p>
          </table:table-cell>
          <table:table-cell office:value-type="string" calcext:value-type="string">
            <text:p>Productos Plasticos</text:p>
          </table:table-cell>
          <table:table-cell office:value-type="float" office:value="660514252.81" calcext:value-type="float">
            <text:p>66051425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12050</text:p>
          </table:table-cell>
          <table:table-cell office:value-type="string" calcext:value-type="string">
            <text:p>Productos Fundas Gra</text:p>
          </table:table-cell>
          <table:table-cell office:value-type="float" office:value="1566559223.46" calcext:value-type="float">
            <text:p>156655922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12050</text:p>
          </table:table-cell>
          <table:table-cell office:value-type="string" calcext:value-type="string">
            <text:p>Productos Etiqueta A</text:p>
          </table:table-cell>
          <table:table-cell office:value-type="float" office:value="43902941.87" calcext:value-type="float">
            <text:p>4390294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12050</text:p>
          </table:table-cell>
          <table:table-cell office:value-type="string" calcext:value-type="string">
            <text:p>Productos Costo Band</text:p>
          </table:table-cell>
          <table:table-cell office:value-type="float" office:value="1882192" calcext:value-type="float">
            <text:p>188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12095</text:p>
          </table:table-cell>
          <table:table-cell office:value-type="string" calcext:value-type="string">
            <text:p>Maquila</text:p>
          </table:table-cell>
          <table:table-cell office:value-type="float" office:value="42174525" calcext:value-type="float">
            <text:p>4217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613595</text:p>
          </table:table-cell>
          <table:table-cell office:value-type="string" calcext:value-type="string">
            <text:p>Productos Plasticos</text:p>
          </table:table-cell>
          <table:table-cell office:value-type="float" office:value="0" calcext:value-type="float">
            <text:p>0</text:p>
          </table:table-cell>
          <table:table-cell office:value-type="float" office:value="16276830.77" calcext:value-type="float">
            <text:p>16276830.77</text:p>
          </table:table-cell>
        </table:table-row>
        <table:table-row table:style-name="ro1">
          <table:table-cell/>
          <table:table-cell office:value-type="string" calcext:value-type="string">
            <text:p>710501</text:p>
          </table:table-cell>
          <table:table-cell office:value-type="string" calcext:value-type="string">
            <text:p>Otros Materiales</text:p>
          </table:table-cell>
          <table:table-cell office:value-type="float" office:value="3561744" calcext:value-type="float">
            <text:p>356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10502</text:p>
          </table:table-cell>
          <table:table-cell office:value-type="string" calcext:value-type="string">
            <text:p>Cajas</text:p>
          </table:table-cell>
          <table:table-cell office:value-type="float" office:value="373475.83" calcext:value-type="float">
            <text:p>37347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10502</text:p>
          </table:table-cell>
          <table:table-cell office:value-type="string" calcext:value-type="string">
            <text:p>Cintas</text:p>
          </table:table-cell>
          <table:table-cell office:value-type="float" office:value="49270" calcext:value-type="float">
            <text:p>49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06</text:p>
          </table:table-cell>
          <table:table-cell office:value-type="string" calcext:value-type="string">
            <text:p>Sueldos Mano De Obra</text:p>
          </table:table-cell>
          <table:table-cell office:value-type="float" office:value="216529138" calcext:value-type="float">
            <text:p>216529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15</text:p>
          </table:table-cell>
          <table:table-cell office:value-type="string" calcext:value-type="string">
            <text:p>Horas Extras</text:p>
          </table:table-cell>
          <table:table-cell office:value-type="float" office:value="13523541" calcext:value-type="float">
            <text:p>13523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15</text:p>
          </table:table-cell>
          <table:table-cell office:value-type="string" calcext:value-type="string">
            <text:p>Recargos Nocturnos O</text:p>
          </table:table-cell>
          <table:table-cell office:value-type="float" office:value="5386353" calcext:value-type="float">
            <text:p>5386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24</text:p>
          </table:table-cell>
          <table:table-cell office:value-type="string" calcext:value-type="string">
            <text:p>Incapacidades</text:p>
          </table:table-cell>
          <table:table-cell office:value-type="float" office:value="1677383" calcext:value-type="float">
            <text:p>1677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27</text:p>
          </table:table-cell>
          <table:table-cell office:value-type="string" calcext:value-type="string">
            <text:p>Auxilio De Transport</text:p>
          </table:table-cell>
          <table:table-cell office:value-type="float" office:value="22790183" calcext:value-type="float">
            <text:p>2279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27</text:p>
          </table:table-cell>
          <table:table-cell office:value-type="string" calcext:value-type="string">
            <text:p>Aux De Transporte Ex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30</text:p>
          </table:table-cell>
          <table:table-cell office:value-type="string" calcext:value-type="string">
            <text:p>Cesantias</text:p>
          </table:table-cell>
          <table:table-cell office:value-type="float" office:value="16211183" calcext:value-type="float">
            <text:p>1621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33</text:p>
          </table:table-cell>
          <table:table-cell office:value-type="string" calcext:value-type="string">
            <text:p>Intereses Sobre Cesa</text:p>
          </table:table-cell>
          <table:table-cell office:value-type="float" office:value="1010535" calcext:value-type="float">
            <text:p>101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36</text:p>
          </table:table-cell>
          <table:table-cell office:value-type="string" calcext:value-type="string">
            <text:p>Prima De Servicios</text:p>
          </table:table-cell>
          <table:table-cell office:value-type="float" office:value="19026057" calcext:value-type="float">
            <text:p>19026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39</text:p>
          </table:table-cell>
          <table:table-cell office:value-type="string" calcext:value-type="string">
            <text:p>Vacaciones</text:p>
          </table:table-cell>
          <table:table-cell office:value-type="float" office:value="8292517" calcext:value-type="float">
            <text:p>829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51</text:p>
          </table:table-cell>
          <table:table-cell office:value-type="string" calcext:value-type="string">
            <text:p>Dotacion Y Suministr</text:p>
          </table:table-cell>
          <table:table-cell office:value-type="float" office:value="3155959" calcext:value-type="float">
            <text:p>3155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68</text:p>
          </table:table-cell>
          <table:table-cell office:value-type="string" calcext:value-type="string">
            <text:p>Aportes A Las A.R.P.</text:p>
          </table:table-cell>
          <table:table-cell office:value-type="float" office:value="4776700" calcext:value-type="float">
            <text:p>4776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69</text:p>
          </table:table-cell>
          <table:table-cell office:value-type="string" calcext:value-type="string">
            <text:p>Aportes A Entidades</text:p>
          </table:table-cell>
          <table:table-cell office:value-type="float" office:value="8432" calcext:value-type="float">
            <text:p>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70</text:p>
          </table:table-cell>
          <table:table-cell office:value-type="string" calcext:value-type="string">
            <text:p>Aportes A Fondos De</text:p>
          </table:table-cell>
          <table:table-cell office:value-type="float" office:value="22999030" calcext:value-type="float">
            <text:p>22999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72</text:p>
          </table:table-cell>
          <table:table-cell office:value-type="string" calcext:value-type="string">
            <text:p>Aportes A Caja De Co</text:p>
          </table:table-cell>
          <table:table-cell office:value-type="float" office:value="7868800" calcext:value-type="float">
            <text:p>786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84</text:p>
          </table:table-cell>
          <table:table-cell office:value-type="string" calcext:value-type="string">
            <text:p>Examenes Medicos De</text:p>
          </table:table-cell>
          <table:table-cell office:value-type="float" office:value="27400" calcext:value-type="float">
            <text:p>27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0598</text:p>
          </table:table-cell>
          <table:table-cell office:value-type="string" calcext:value-type="string">
            <text:p>Aplicacion De Mano De</text:p>
          </table:table-cell>
          <table:table-cell office:value-type="float" office:value="0" calcext:value-type="float">
            <text:p>0</text:p>
          </table:table-cell>
          <table:table-cell office:value-type="float" office:value="28268861" calcext:value-type="float">
            <text:p>28268861</text:p>
          </table:table-cell>
        </table:table-row>
        <table:table-row table:style-name="ro1">
          <table:table-cell/>
          <table:table-cell office:value-type="string" calcext:value-type="string">
            <text:p>721084</text:p>
          </table:table-cell>
          <table:table-cell office:value-type="string" calcext:value-type="string">
            <text:p>Examenes Medicos De</text:p>
          </table:table-cell>
          <table:table-cell office:value-type="float" office:value="1135600" calcext:value-type="float">
            <text:p>113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1095</text:p>
          </table:table-cell>
          <table:table-cell office:value-type="string" calcext:value-type="string">
            <text:p>Cuota Sostenimiento</text:p>
          </table:table-cell>
          <table:table-cell office:value-type="float" office:value="5684000" calcext:value-type="float">
            <text:p>568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1098</text:p>
          </table:table-cell>
          <table:table-cell office:value-type="string" calcext:value-type="string">
            <text:p>Aplicacion De Mano D</text:p>
          </table:table-cell>
          <table:table-cell office:value-type="float" office:value="0" calcext:value-type="float">
            <text:p>0</text:p>
          </table:table-cell>
          <table:table-cell office:value-type="float" office:value="12070043.11" calcext:value-type="float">
            <text:p>12070043.11</text:p>
          </table:table-cell>
        </table:table-row>
        <table:table-row table:style-name="ro1">
          <table:table-cell/>
          <table:table-cell office:value-type="string" calcext:value-type="string">
            <text:p>723510</text:p>
          </table:table-cell>
          <table:table-cell office:value-type="string" calcext:value-type="string">
            <text:p>Personal Vinculado Po</text:p>
          </table:table-cell>
          <table:table-cell office:value-type="float" office:value="49259698" calcext:value-type="float">
            <text:p>49259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25515</text:p>
          </table:table-cell>
          <table:table-cell office:value-type="string" calcext:value-type="string">
            <text:p>Pasajes Aereos</text:p>
          </table:table-cell>
          <table:table-cell office:value-type="float" office:value="331600" calcext:value-type="float">
            <text:p>33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06</text:p>
          </table:table-cell>
          <table:table-cell office:value-type="string" calcext:value-type="string">
            <text:p>Sueldos Mano De Obra</text:p>
          </table:table-cell>
          <table:table-cell office:value-type="float" office:value="124073196" calcext:value-type="float">
            <text:p>12407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15</text:p>
          </table:table-cell>
          <table:table-cell office:value-type="string" calcext:value-type="string">
            <text:p>Horas Extras</text:p>
          </table:table-cell>
          <table:table-cell office:value-type="float" office:value="355213" calcext:value-type="float">
            <text:p>355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15</text:p>
          </table:table-cell>
          <table:table-cell office:value-type="string" calcext:value-type="string">
            <text:p>Recargos Nocturnos O</text:p>
          </table:table-cell>
          <table:table-cell office:value-type="float" office:value="61324" calcext:value-type="float">
            <text:p>6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24</text:p>
          </table:table-cell>
          <table:table-cell office:value-type="string" calcext:value-type="string">
            <text:p>Incapacidades</text:p>
          </table:table-cell>
          <table:table-cell office:value-type="float" office:value="530729" calcext:value-type="float">
            <text:p>530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27</text:p>
          </table:table-cell>
          <table:table-cell office:value-type="string" calcext:value-type="string">
            <text:p>Auxilio De Transport</text:p>
          </table:table-cell>
          <table:table-cell office:value-type="float" office:value="4138502" calcext:value-type="float">
            <text:p>4138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27</text:p>
          </table:table-cell>
          <table:table-cell office:value-type="string" calcext:value-type="string">
            <text:p>Aux De Transporte Ex</text:p>
          </table:table-cell>
          <table:table-cell office:value-type="float" office:value="114000" calcext:value-type="float">
            <text:p>11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30</text:p>
          </table:table-cell>
          <table:table-cell office:value-type="string" calcext:value-type="string">
            <text:p>Cesantias</text:p>
          </table:table-cell>
          <table:table-cell office:value-type="float" office:value="10299403" calcext:value-type="float">
            <text:p>10299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33</text:p>
          </table:table-cell>
          <table:table-cell office:value-type="string" calcext:value-type="string">
            <text:p>Intereses Sobre Cesa</text:p>
          </table:table-cell>
          <table:table-cell office:value-type="float" office:value="925487" calcext:value-type="float">
            <text:p>925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36</text:p>
          </table:table-cell>
          <table:table-cell office:value-type="string" calcext:value-type="string">
            <text:p>Prima De Servicios</text:p>
          </table:table-cell>
          <table:table-cell office:value-type="float" office:value="10204023" calcext:value-type="float">
            <text:p>10204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39</text:p>
          </table:table-cell>
          <table:table-cell office:value-type="string" calcext:value-type="string">
            <text:p>Vacaciones</text:p>
          </table:table-cell>
          <table:table-cell office:value-type="float" office:value="5158559" calcext:value-type="float">
            <text:p>51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48</text:p>
          </table:table-cell>
          <table:table-cell office:value-type="string" calcext:value-type="string">
            <text:p>Bonificacion Por Mer</text:p>
          </table:table-cell>
          <table:table-cell office:value-type="float" office:value="460100" calcext:value-type="float">
            <text:p>460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51</text:p>
          </table:table-cell>
          <table:table-cell office:value-type="string" calcext:value-type="string">
            <text:p>Dotacion Y Suministr</text:p>
          </table:table-cell>
          <table:table-cell office:value-type="float" office:value="531527" calcext:value-type="float">
            <text:p>53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68</text:p>
          </table:table-cell>
          <table:table-cell office:value-type="string" calcext:value-type="string">
            <text:p>Aportes A Las A.R.P.</text:p>
          </table:table-cell>
          <table:table-cell office:value-type="float" office:value="2422358" calcext:value-type="float">
            <text:p>242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69</text:p>
          </table:table-cell>
          <table:table-cell office:value-type="string" calcext:value-type="string">
            <text:p>Aportes A Entidades</text:p>
          </table:table-cell>
          <table:table-cell office:value-type="float" office:value="569385" calcext:value-type="float">
            <text:p>569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70</text:p>
          </table:table-cell>
          <table:table-cell office:value-type="string" calcext:value-type="string">
            <text:p>Aportes A Fondos De</text:p>
          </table:table-cell>
          <table:table-cell office:value-type="float" office:value="13557152" calcext:value-type="float">
            <text:p>13557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72</text:p>
          </table:table-cell>
          <table:table-cell office:value-type="string" calcext:value-type="string">
            <text:p>Aportes A Caja De Co</text:p>
          </table:table-cell>
          <table:table-cell office:value-type="float" office:value="3928000" calcext:value-type="float">
            <text:p>392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84</text:p>
          </table:table-cell>
          <table:table-cell office:value-type="string" calcext:value-type="string">
            <text:p>Botiquin</text:p>
          </table:table-cell>
          <table:table-cell office:value-type="float" office:value="168865" calcext:value-type="float">
            <text:p>168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84</text:p>
          </table:table-cell>
          <table:table-cell office:value-type="string" calcext:value-type="string">
            <text:p>Examenes Medicos De</text:p>
          </table:table-cell>
          <table:table-cell office:value-type="float" office:value="185000" calcext:value-type="float">
            <text:p>18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0595</text:p>
          </table:table-cell>
          <table:table-cell office:value-type="string" calcext:value-type="string">
            <text:p>Cuota Sostenimiento</text:p>
          </table:table-cell>
          <table:table-cell office:value-type="float" office:value="846667" calcext:value-type="float">
            <text:p>84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1035</text:p>
          </table:table-cell>
          <table:table-cell office:value-type="string" calcext:value-type="string">
            <text:p>Asesoria Tecnica</text:p>
          </table:table-cell>
          <table:table-cell office:value-type="float" office:value="101294948" calcext:value-type="float">
            <text:p>101294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2010</text:p>
          </table:table-cell>
          <table:table-cell office:value-type="string" calcext:value-type="string">
            <text:p>Arrendamiento Bodega</text:p>
          </table:table-cell>
          <table:table-cell office:value-type="float" office:value="135283093" calcext:value-type="float">
            <text:p>13528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2051</text:p>
          </table:table-cell>
          <table:table-cell office:value-type="string" calcext:value-type="string">
            <text:p>Equipos De Computo</text:p>
          </table:table-cell>
          <table:table-cell office:value-type="float" office:value="2590000" calcext:value-type="float">
            <text:p>25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040</text:p>
          </table:table-cell>
          <table:table-cell office:value-type="string" calcext:value-type="string">
            <text:p>Resp.Civil Extracont</text:p>
          </table:table-cell>
          <table:table-cell office:value-type="float" office:value="391999" calcext:value-type="float">
            <text:p>39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010</text:p>
          </table:table-cell>
          <table:table-cell office:value-type="string" calcext:value-type="string">
            <text:p>Modular Empresarial</text:p>
          </table:table-cell>
          <table:table-cell office:value-type="float" office:value="3061625" calcext:value-type="float">
            <text:p>306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05</text:p>
          </table:table-cell>
          <table:table-cell office:value-type="string" calcext:value-type="string">
            <text:p>Aseo</text:p>
          </table:table-cell>
          <table:table-cell office:value-type="float" office:value="975618" calcext:value-type="float">
            <text:p>975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25</text:p>
          </table:table-cell>
          <table:table-cell office:value-type="string" calcext:value-type="string">
            <text:p>Acueducto Y Alcantar</text:p>
          </table:table-cell>
          <table:table-cell office:value-type="float" office:value="1439701" calcext:value-type="float">
            <text:p>1439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30</text:p>
          </table:table-cell>
          <table:table-cell office:value-type="string" calcext:value-type="string">
            <text:p>Energia Electrica</text:p>
          </table:table-cell>
          <table:table-cell office:value-type="float" office:value="160845439" calcext:value-type="float">
            <text:p>160845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35</text:p>
          </table:table-cell>
          <table:table-cell office:value-type="string" calcext:value-type="string">
            <text:p>Telefono</text:p>
          </table:table-cell>
          <table:table-cell office:value-type="float" office:value="34205" calcext:value-type="float">
            <text:p>3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35</text:p>
          </table:table-cell>
          <table:table-cell office:value-type="string" calcext:value-type="string">
            <text:p>Internet</text:p>
          </table:table-cell>
          <table:table-cell office:value-type="float" office:value="94155" calcext:value-type="float">
            <text:p>94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50</text:p>
          </table:table-cell>
          <table:table-cell office:value-type="string" calcext:value-type="string">
            <text:p>Transporte Fletes Y</text:p>
          </table:table-cell>
          <table:table-cell office:value-type="float" office:value="1347500" calcext:value-type="float">
            <text:p>134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55</text:p>
          </table:table-cell>
          <table:table-cell office:value-type="string" calcext:value-type="string">
            <text:p>Gas Extrusora</text:p>
          </table:table-cell>
          <table:table-cell office:value-type="float" office:value="143900" calcext:value-type="float">
            <text:p>143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95</text:p>
          </table:table-cell>
          <table:table-cell office:value-type="string" calcext:value-type="string">
            <text:p>Otros Servicios</text:p>
          </table:table-cell>
          <table:table-cell office:value-type="float" office:value="357542" calcext:value-type="float">
            <text:p>357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3595</text:p>
          </table:table-cell>
          <table:table-cell office:value-type="string" calcext:value-type="string">
            <text:p>Cyreles</text:p>
          </table:table-cell>
          <table:table-cell office:value-type="float" office:value="0" calcext:value-type="float">
            <text:p>0</text:p>
          </table:table-cell>
          <table:table-cell office:value-type="float" office:value="288511" calcext:value-type="float">
            <text:p>288511</text:p>
          </table:table-cell>
        </table:table-row>
        <table:table-row table:style-name="ro1">
          <table:table-cell/>
          <table:table-cell office:value-type="string" calcext:value-type="string">
            <text:p>734095</text:p>
          </table:table-cell>
          <table:table-cell office:value-type="string" calcext:value-type="string">
            <text:p>Recarga De Extintore</text:p>
          </table:table-cell>
          <table:table-cell office:value-type="float" office:value="427316" calcext:value-type="float">
            <text:p>4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4515</text:p>
          </table:table-cell>
          <table:table-cell office:value-type="string" calcext:value-type="string">
            <text:p>Maquinaria Y Equipo</text:p>
          </table:table-cell>
          <table:table-cell office:value-type="float" office:value="54887251.79" calcext:value-type="float">
            <text:p>5488725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4525</text:p>
          </table:table-cell>
          <table:table-cell office:value-type="string" calcext:value-type="string">
            <text:p>Equipo De Computacio</text:p>
          </table:table-cell>
          <table:table-cell office:value-type="float" office:value="775000" calcext:value-type="float">
            <text:p>77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5005</text:p>
          </table:table-cell>
          <table:table-cell office:value-type="string" calcext:value-type="string">
            <text:p>Instalaciones Electr</text:p>
          </table:table-cell>
          <table:table-cell office:value-type="float" office:value="29412" calcext:value-type="float">
            <text:p>29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5520</text:p>
          </table:table-cell>
          <table:table-cell office:value-type="string" calcext:value-type="string">
            <text:p>Peajes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5520</text:p>
          </table:table-cell>
          <table:table-cell office:value-type="string" calcext:value-type="string">
            <text:p>Gasolina</text:p>
          </table:table-cell>
          <table:table-cell office:value-type="float" office:value="50008" calcext:value-type="float">
            <text:p>5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6010</text:p>
          </table:table-cell>
          <table:table-cell office:value-type="string" calcext:value-type="string">
            <text:p>Maquinaria Y Equipo</text:p>
          </table:table-cell>
          <table:table-cell office:value-type="float" office:value="425822452" calcext:value-type="float">
            <text:p>42582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6015</text:p>
          </table:table-cell>
          <table:table-cell office:value-type="string" calcext:value-type="string">
            <text:p>Muebles Y Equipos De</text:p>
          </table:table-cell>
          <table:table-cell office:value-type="float" office:value="593625" calcext:value-type="float">
            <text:p>59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6510</text:p>
          </table:table-cell>
          <table:table-cell office:value-type="string" calcext:value-type="string">
            <text:p>Maquinaria Y Equipo</text:p>
          </table:table-cell>
          <table:table-cell office:value-type="float" office:value="182888089" calcext:value-type="float">
            <text:p>18288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6515</text:p>
          </table:table-cell>
          <table:table-cell office:value-type="string" calcext:value-type="string">
            <text:p>Mantenimiento, Maqui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25</text:p>
          </table:table-cell>
          <table:table-cell office:value-type="string" calcext:value-type="string">
            <text:p>Elementos De Aseo Y</text:p>
          </table:table-cell>
          <table:table-cell office:value-type="float" office:value="5529344" calcext:value-type="float">
            <text:p>552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25</text:p>
          </table:table-cell>
          <table:table-cell office:value-type="string" calcext:value-type="string">
            <text:p>Trapos Para Limpieza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30</text:p>
          </table:table-cell>
          <table:table-cell office:value-type="string" calcext:value-type="string">
            <text:p>Utiles Papeleria Y F</text:p>
          </table:table-cell>
          <table:table-cell office:value-type="float" office:value="6381198" calcext:value-type="float">
            <text:p>638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35</text:p>
          </table:table-cell>
          <table:table-cell office:value-type="string" calcext:value-type="string">
            <text:p>Combustibles Y Lubri</text:p>
          </table:table-cell>
          <table:table-cell office:value-type="float" office:value="2322348" calcext:value-type="float">
            <text:p>232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40</text:p>
          </table:table-cell>
          <table:table-cell office:value-type="string" calcext:value-type="string">
            <text:p>Envases Y Empaques</text:p>
          </table:table-cell>
          <table:table-cell office:value-type="float" office:value="75250" calcext:value-type="float">
            <text:p>75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45</text:p>
          </table:table-cell>
          <table:table-cell office:value-type="string" calcext:value-type="string">
            <text:p>Taxis Y Buses</text:p>
          </table:table-cell>
          <table:table-cell office:value-type="float" office:value="1144900" calcext:value-type="float">
            <text:p>1144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60</text:p>
          </table:table-cell>
          <table:table-cell office:value-type="string" calcext:value-type="string">
            <text:p>Casino Y Restaurante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95</text:p>
          </table:table-cell>
          <table:table-cell office:value-type="string" calcext:value-type="string">
            <text:p>Otros Insumos</text:p>
          </table:table-cell>
          <table:table-cell office:value-type="float" office:value="9846388.44" calcext:value-type="float">
            <text:p>984638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95</text:p>
          </table:table-cell>
          <table:table-cell office:value-type="string" calcext:value-type="string">
            <text:p>Otros Implementos De</text:p>
          </table:table-cell>
          <table:table-cell office:value-type="float" office:value="816740" calcext:value-type="float">
            <text:p>816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95</text:p>
          </table:table-cell>
          <table:table-cell office:value-type="string" calcext:value-type="string">
            <text:p>Otros</text:p>
          </table:table-cell>
          <table:table-cell office:value-type="float" office:value="103487" calcext:value-type="float">
            <text:p>103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95</text:p>
          </table:table-cell>
          <table:table-cell office:value-type="string" calcext:value-type="string">
            <text:p>Maquila Mod</text:p>
          </table:table-cell>
          <table:table-cell office:value-type="float" office:value="194823614" calcext:value-type="float">
            <text:p>194823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739598</text:p>
          </table:table-cell>
          <table:table-cell office:value-type="string" calcext:value-type="string">
            <text:p>Aplicacion De Costos</text:p>
          </table:table-cell>
          <table:table-cell office:value-type="float" office:value="0" calcext:value-type="float">
            <text:p>0</text:p>
          </table:table-cell>
          <table:table-cell office:value-type="float" office:value="18108877.88" calcext:value-type="float">
            <text:p>18108877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day number:style="long"/>
      <number:text>/</number:text>
      <number:month number:style="long"/>
      <number:text>/</number:text>
      <number:year number:style="long"/>
    </number:date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1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21:30:51.257270623</meta:creation-date>
    <dc:date>2023-12-14T22:53:44.057442561</dc:date>
    <meta:editing-duration>PT1H22M53S</meta:editing-duration>
    <meta:editing-cycles>1</meta:editing-cycles>
    <meta:document-statistic meta:table-count="1" meta:cell-count="1692" meta:object-count="0"/>
    <meta:generator>LibreOffice/7.5.4.2$MacOSX_X86_64 LibreOffice_project/36ccfdc35048b057fd9854c757a8b67ec53977b6</meta:generator>
  </office:meta>
</office:document-meta>
</file>